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style>
    <style:style style:name="P111"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1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5"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38"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39"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4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4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5"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4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4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8" style:family="paragraph" style:parent-style-name="Standard" style:list-style-name="L1">
      <style:paragraph-properties fo:text-align="justify" style:justify-single-word="false"/>
      <style:text-properties fo:font-size="14pt" style:font-size-asian="14pt" style:font-size-complex="14pt"/>
    </style:style>
    <style:style style:name="P149"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0" style:family="paragraph" style:parent-style-name="Standard" style:list-style-name="L8">
      <style:paragraph-properties fo:text-align="justify" style:justify-single-word="false" style:text-autospace="none"/>
    </style:style>
    <style:style style:name="P151" style:family="paragraph" style:parent-style-name="Standard" style:list-style-name="L10">
      <style:paragraph-properties fo:text-align="justify" style:justify-single-word="false" style:text-autospace="none"/>
    </style:style>
    <style:style style:name="P152"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5"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58"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59"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0"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1"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62"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63"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64"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6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6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6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68"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9"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0"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1"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7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7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7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1" style:family="text">
      <style:text-properties fo:color="#000000" style:font-name="Courier New" fo:font-style="normal" fo:font-weight="normal" style:font-style-asian="normal" style:font-weight-asian="normal" style:font-style-complex="normal"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7" style:family="text">
      <style:text-properties fo:color="#000000" style:font-name="Courier New" fo:font-weight="normal" style:font-weight-asian="normal" style:font-weight-complex="normal"/>
    </style:style>
    <style:style style:name="T28" style:family="text">
      <style:text-properties fo:color="#000000" style:font-name="Times New Roman"/>
    </style:style>
    <style:style style:name="T29"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1"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2"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4" style:family="text">
      <style:text-properties fo:color="#000000" style:font-name="Times New Roman" fo:font-size="13pt" fo:font-style="normal" style:font-size-asian="13pt" style:font-style-asian="normal" style:font-size-complex="13pt" style:font-style-complex="normal"/>
    </style:style>
    <style:style style:name="T35"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8"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9"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0"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1" style:family="text">
      <style:text-properties fo:color="#000000" style:font-name="Times New Roman" fo:font-size="13pt" fo:font-weight="normal" style:font-size-asian="13pt" style:font-weight-asian="normal" style:font-size-complex="13pt" style:font-weight-complex="normal"/>
    </style:style>
    <style:style style:name="T42" style:family="text">
      <style:text-properties fo:color="#000000" style:font-name="Times New Roman" fo:font-size="13pt" style:font-size-asian="13pt" style:font-size-complex="13pt"/>
    </style:style>
    <style:style style:name="T4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4"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tyle="normal" style:font-name-asian="Courier New" style:font-style-asian="normal" style:font-name-complex="Courier New" style:font-style-complex="normal"/>
    </style:style>
    <style:style style:name="T4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color="#000000" style:font-name="Times New Roman" fo:font-style="normal" style:font-style-asian="normal" style:font-style-complex="normal"/>
    </style:style>
    <style:style style:name="T49"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6" style:family="text">
      <style:text-properties fo:color="#000000" style:font-name="Times New Roman" fo:font-size="14pt" fo:font-style="normal" style:font-size-asian="14pt" style:font-style-asian="normal" style:font-size-complex="14pt" style:font-style-complex="normal"/>
    </style:style>
    <style:style style:name="T5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8" style:family="text">
      <style:text-properties fo:color="#000000" style:font-name="Times New Roman" fo:font-weight="normal" style:font-weight-asian="normal" style:font-weight-complex="normal"/>
    </style:style>
    <style:style style:name="T59"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style:font-name-asian="Courier New" style:font-style-asian="normal" style:font-name-complex="Courier New" style:font-style-complex="normal"/>
    </style:style>
    <style:style style:name="T6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6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4" style:family="text">
      <style:text-properties fo:color="#000000" fo:font-style="italic" fo:font-weight="normal" style:font-style-asian="italic" style:font-weight-asian="normal" style:font-style-complex="italic" style:font-weight-complex="normal"/>
    </style:style>
    <style:style style:name="T65" style:family="text">
      <style:text-properties fo:color="#000000" fo:font-style="italic" style:font-style-asian="italic" style:font-style-complex="italic"/>
    </style:style>
    <style:style style:name="T66" style:family="text">
      <style:text-properties fo:color="#000000" fo:font-weight="bold" style:font-weight-asian="bold" style:font-weight-complex="bold"/>
    </style:style>
    <style:style style:name="T6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1" style:family="text">
      <style:text-properties fo:font-style="italic"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normal" style:font-weight-asian="normal" style:font-weight-complex="normal"/>
    </style:style>
    <style:style style:name="T78" style:family="text">
      <style:text-properties style:font-name="Courier New" fo:font-size="10pt" style:font-size-asian="10pt" style:font-size-complex="10pt"/>
    </style:style>
    <style:style style:name="T79" style:family="text">
      <style:text-properties style:font-name="Courier New" fo:font-size="10pt" fo:font-weight="normal" style:font-size-asian="10pt" style:font-weight-asian="normal" style:font-size-complex="10pt" style:font-weight-complex="normal"/>
    </style:style>
    <style:style style:name="T80"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1" style:family="text">
      <style:text-properties style:font-name="Courier New" fo:font-size="11pt" fo:font-weight="normal" style:font-size-asian="11pt" style:font-weight-asian="normal" style:font-size-complex="11pt"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fo:font-style="italic" style:font-size-asian="9pt" style:font-style-asian="italic" style:font-size-complex="9pt" style:font-style-complex="italic"/>
    </style:style>
    <style:style style:name="T84" style:family="text">
      <style:text-properties style:font-name="Courier New" fo:font-weight="normal" style:font-weight-asian="normal" style:font-weight-complex="normal"/>
    </style:style>
    <style:style style:name="T85" style:family="text">
      <style:text-properties style:font-name="Times New Roman"/>
    </style:style>
    <style:style style:name="T86" style:family="text">
      <style:text-properties style:font-name="Times New Roman" fo:font-style="normal" fo:font-weight="normal" style:font-style-asian="normal" style:font-weight-asian="normal" style:font-style-complex="normal" style:font-weight-complex="normal"/>
    </style:style>
    <style:style style:name="T87" style:family="text">
      <style:text-properties style:font-name="Times New Roman" fo:font-style="normal" fo:font-weight="bold" style:font-style-asian="normal" style:font-weight-asian="bold" style:font-style-complex="normal" style:font-weight-complex="bold"/>
    </style:style>
    <style:style style:name="T88" style:family="text">
      <style:text-properties style:font-name="Times New Roman" fo:font-style="italic" fo:font-weight="normal" style:font-style-asian="italic" style:font-weight-asian="normal" style:font-style-complex="italic" style:font-weight-complex="normal"/>
    </style:style>
    <style:style style:name="T89"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0"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color="#2a00ff"/>
    </style:style>
    <style:style style:name="T96" style:family="text">
      <style:text-properties fo:color="#2a00ff" fo:font-style="italic" style:font-style-asian="italic" style:font-style-complex="italic"/>
    </style:style>
    <style:style style:name="T97" style:family="text">
      <style:text-properties fo:color="#2a00ff" fo:font-style="italic" fo:font-weight="normal" style:font-style-asian="italic" style:font-weight-asian="normal" style:font-style-complex="italic" style:font-weight-complex="normal"/>
    </style:style>
    <style:style style:name="T98" style:family="text">
      <style:text-properties fo:color="#2a00ff" fo:font-size="9pt" fo:font-style="italic" style:font-size-asian="9pt" style:font-style-asian="italic" style:font-size-complex="9pt" style:font-style-complex="italic"/>
    </style:style>
    <style:style style:name="T99" style:family="text">
      <style:text-properties fo:color="#2a00ff" fo:font-style="normal" fo:font-weight="normal" style:font-style-asian="normal" style:font-weight-asian="normal" style:font-style-complex="normal" style:font-weight-complex="normal"/>
    </style:style>
    <style:style style:name="T100" style:family="text">
      <style:text-properties fo:color="#2a00ff" style:font-name="Courier New"/>
    </style:style>
    <style:style style:name="T101" style:family="text">
      <style:text-properties fo:color="#2a00ff" style:font-name="Courier New" fo:font-size="10pt" style:font-size-asian="10pt" style:font-size-complex="10pt"/>
    </style:style>
    <style:style style:name="T10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0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0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08" style:family="text">
      <style:text-properties fo:color="#2a00ff" style:font-name="Courier New" fo:font-size="10pt" fo:font-weight="bold" style:font-size-asian="10pt" style:font-weight-asian="bold" style:font-size-complex="10pt" style:font-weight-complex="bold"/>
    </style:style>
    <style:style style:name="T109"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0"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1" style:family="text">
      <style:text-properties fo:color="#2a00ff" style:font-name="Courier New" fo:font-style="normal" fo:font-weight="normal" style:font-style-asian="normal" style:font-weight-asian="normal" style:font-style-complex="normal" style:font-weight-complex="normal"/>
    </style:style>
    <style:style style:name="T112" style:family="text">
      <style:text-properties fo:color="#2a00ff" style:font-name="Courier New" fo:font-style="italic" fo:font-weight="normal" style:font-style-asian="italic" style:font-weight-asian="normal" style:font-style-complex="italic" style:font-weight-complex="normal"/>
    </style:style>
    <style:style style:name="T113" style:family="text">
      <style:text-properties fo:color="#2a00ff" style:font-name="Times New Roman" fo:font-style="normal" fo:font-weight="normal" style:font-style-asian="normal" style:font-weight-asian="normal" style:font-style-complex="normal" style:font-weight-complex="normal"/>
    </style:style>
    <style:style style:name="T114"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5"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16" style:family="text">
      <style:text-properties fo:color="#7f0055" fo:font-weight="bold" style:font-weight-asian="bold" style:font-weight-complex="bold"/>
    </style:style>
    <style:style style:name="T11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18" style:family="text">
      <style:text-properties fo:color="#7f0055" style:font-name="Courier New" fo:font-size="10pt" fo:font-weight="normal" style:font-size-asian="10pt" style:font-weight-asian="normal" style:font-size-complex="10pt" style:font-weight-complex="normal"/>
    </style:style>
    <style:style style:name="T11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0" style:family="text">
      <style:text-properties fo:color="#7f0055" style:font-name="Courier New" fo:font-weight="bold" style:font-weight-asian="bold" style:font-weight-complex="bold"/>
    </style:style>
    <style:style style:name="T121" style:family="text">
      <style:text-properties fo:color="#7f0055" fo:font-style="normal" fo:font-weight="bold" style:font-style-asian="normal" style:font-weight-asian="bold" style:font-style-complex="normal" style:font-weight-complex="bold"/>
    </style:style>
    <style:style style:name="T12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4" style:family="text">
      <style:text-properties fo:color="#008080"/>
    </style:style>
    <style:style style:name="T125" style:family="text">
      <style:text-properties fo:color="#008080" fo:font-size="9pt" style:font-size-asian="9pt" style:font-size-complex="9pt"/>
    </style:style>
    <style:style style:name="T126" style:family="text">
      <style:text-properties fo:color="#008080" style:font-name="Courier New" fo:font-style="normal" fo:font-weight="normal" style:font-style-asian="normal" style:font-weight-asian="normal" style:font-style-complex="normal" style:font-weight-complex="normal"/>
    </style:style>
    <style:style style:name="T127"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2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9" style:family="text">
      <style:text-properties fo:color="#008080" style:font-name="Courier New" fo:font-size="10pt" fo:font-weight="normal" style:font-size-asian="10pt" style:font-weight-asian="normal" style:font-size-complex="10pt" style:font-weight-complex="normal"/>
    </style:style>
    <style:style style:name="T130" style:family="text">
      <style:text-properties fo:color="#008080" fo:font-style="italic" fo:font-weight="normal" style:font-style-asian="italic" style:font-weight-asian="normal" style:font-style-complex="italic" style:font-weight-complex="normal"/>
    </style:style>
    <style:style style:name="T131" style:family="text">
      <style:text-properties fo:color="#008080" fo:font-style="italic" style:font-style-asian="italic" style:font-style-complex="italic"/>
    </style:style>
    <style:style style:name="T132" style:family="text">
      <style:text-properties fo:color="#008080" fo:font-style="normal" fo:font-weight="normal" style:font-style-asian="normal" style:font-weight-asian="normal" style:font-style-complex="normal" style:font-weight-complex="normal"/>
    </style:style>
    <style:style style:name="T133" style:family="text">
      <style:text-properties fo:color="#008080" style:font-name="Times New Roman" fo:font-style="normal" fo:font-weight="normal" style:font-style-asian="normal" style:font-weight-asian="normal" style:font-style-complex="normal" style:font-weight-complex="normal"/>
    </style:style>
    <style:style style:name="T13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3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36"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37" style:family="text">
      <style:text-properties fo:color="#3f7f7f"/>
    </style:style>
    <style:style style:name="T138" style:family="text">
      <style:text-properties fo:color="#3f7f7f" fo:font-size="9pt" style:font-size-asian="9pt" style:font-size-complex="9pt"/>
    </style:style>
    <style:style style:name="T139" style:family="text">
      <style:text-properties fo:color="#3f7f7f" style:font-name="Courier New" fo:font-style="normal" fo:font-weight="normal" style:font-style-asian="normal" style:font-weight-asian="normal" style:font-style-complex="normal" style:font-weight-complex="normal"/>
    </style:style>
    <style:style style:name="T140"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1"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2" style:family="text">
      <style:text-properties fo:color="#3f7f7f" style:font-name="Courier New" fo:font-size="10pt" fo:font-weight="normal" style:font-size-asian="10pt" style:font-weight-asian="normal" style:font-size-complex="10pt" style:font-weight-complex="normal"/>
    </style:style>
    <style:style style:name="T143" style:family="text">
      <style:text-properties fo:color="#3f7f7f" style:font-name="Courier New" fo:font-weight="normal" style:font-weight-asian="normal" style:font-weight-complex="normal"/>
    </style:style>
    <style:style style:name="T144" style:family="text">
      <style:text-properties fo:color="#3f7f7f" fo:font-style="italic" fo:font-weight="normal" style:font-style-asian="italic" style:font-weight-asian="normal" style:font-style-complex="italic" style:font-weight-complex="normal"/>
    </style:style>
    <style:style style:name="T145" style:family="text">
      <style:text-properties fo:color="#3f7f7f" fo:font-style="italic" style:font-style-asian="italic" style:font-style-complex="italic"/>
    </style:style>
    <style:style style:name="T146" style:family="text">
      <style:text-properties fo:color="#3f7f7f" fo:font-style="normal" fo:font-weight="normal" style:font-style-asian="normal" style:font-weight-asian="normal" style:font-style-complex="normal" style:font-weight-complex="normal"/>
    </style:style>
    <style:style style:name="T147"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48"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49" style:family="text">
      <style:text-properties fo:color="#3f7f7f" fo:font-weight="normal" style:font-weight-asian="normal" style:font-weight-complex="normal"/>
    </style:style>
    <style:style style:name="T150"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1" style:family="text">
      <style:text-properties fo:color="#7f007f"/>
    </style:style>
    <style:style style:name="T152" style:family="text">
      <style:text-properties fo:color="#7f007f" fo:font-size="9pt" style:font-size-asian="9pt" style:font-size-complex="9pt"/>
    </style:style>
    <style:style style:name="T153" style:family="text">
      <style:text-properties fo:color="#7f007f" fo:font-style="italic" fo:font-weight="normal" style:font-style-asian="italic" style:font-weight-asian="normal" style:font-style-complex="italic" style:font-weight-complex="normal"/>
    </style:style>
    <style:style style:name="T154" style:family="text">
      <style:text-properties fo:color="#7f007f" fo:font-style="italic" style:font-style-asian="italic" style:font-style-complex="italic"/>
    </style:style>
    <style:style style:name="T155" style:family="text">
      <style:text-properties fo:color="#7f007f" fo:font-style="normal" fo:font-weight="normal" style:font-style-asian="normal" style:font-weight-asian="normal" style:font-style-complex="normal" style:font-weight-complex="normal"/>
    </style:style>
    <style:style style:name="T156"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57"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8" style:family="text">
      <style:text-properties fo:color="#7f007f" style:font-name="Courier New" fo:font-size="10pt" fo:font-weight="normal" style:font-size-asian="10pt" style:font-weight-asian="normal" style:font-size-complex="10pt" style:font-weight-complex="normal"/>
    </style:style>
    <style:style style:name="T159"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0" style:family="text">
      <style:text-properties fo:font-size="9pt" style:font-size-asian="9pt" style:font-size-complex="9pt"/>
    </style:style>
    <style:style style:name="T161" style:family="text">
      <style:text-properties fo:font-size="9pt" fo:font-style="normal" fo:font-weight="normal" style:font-size-asian="9pt" style:font-style-asian="normal" style:font-weight-asian="normal" style:font-size-complex="9pt" style:font-style-complex="normal" style:font-weight-complex="normal"/>
    </style:style>
    <style:style style:name="T162" style:family="text">
      <style:text-properties fo:color="#ff0000"/>
    </style:style>
    <style:style style:name="T163" style:family="text">
      <style:text-properties fo:color="#ff0000" fo:font-size="13pt" fo:font-weight="normal" style:font-size-asian="13pt" style:font-weight-asian="normal" style:font-size-complex="13pt" style:font-weight-complex="normal"/>
    </style:style>
    <style:style style:name="T164"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fo:color="#ff0000" style:font-name="Courier New" fo:font-size="10pt" style:font-size-asian="10pt" style:font-size-complex="10pt"/>
    </style:style>
    <style:style style:name="T166"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fo:color="#0000c0"/>
    </style:style>
    <style:style style:name="T168" style:family="text">
      <style:text-properties fo:color="#0000c0" fo:font-style="italic" style:font-style-asian="italic" style:font-style-complex="italic"/>
    </style:style>
    <style:style style:name="T169" style:family="text">
      <style:text-properties fo:color="#0000c0" style:font-name="Courier New" fo:font-size="9pt" fo:font-style="italic" style:font-size-asian="9pt" style:font-style-asian="italic" style:font-size-complex="9pt" style:font-style-complex="italic"/>
    </style:style>
    <style:style style:name="T170" style:family="text">
      <style:text-properties fo:color="#646464"/>
    </style:style>
    <style:style style:name="T171" style:family="text">
      <style:text-properties fo:color="#646464" style:font-name="Courier New" fo:font-size="10pt" style:font-size-asian="10pt" style:font-size-complex="10pt"/>
    </style:style>
    <style:style style:name="T172" style:family="text">
      <style:text-properties fo:font-weight="bold" style:font-weight-asian="bold" style:font-weight-complex="bold"/>
    </style:style>
    <style:style style:name="T173" style:family="text">
      <style:text-properties style:text-underline-style="solid" style:text-underline-width="auto" style:text-underline-color="font-color"/>
    </style:style>
    <style:style style:name="T174" style:family="text">
      <style:text-properties fo:font-size="12pt" fo:font-style="italic" style:font-size-asian="12pt" style:font-style-asian="italic" style:font-size-complex="12pt" style:font-style-complex="italic"/>
    </style:style>
    <style:style style:name="T17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7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7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7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8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8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8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8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8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8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Sumário.</text:p>
      <text:p text:style-name="P7"/>
      <text:list xml:id="list34711145" text:style-name="L1">
        <text:list-item>
          <text:p text:style-name="P148">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4"><text:tab/></text:span><text:span text:style-name="T12">2.1 – Arquitetura</text:span></text:p>
      <text:p text:style-name="P13"/>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text:soft-page-break/></text:p>
      <text:p text:style-name="P10"/>
      <text:p text:style-name="P10"/>
      <text:p text:style-name="P10"/>
      <text:p text:style-name="P11"><text:tab/><text:span text:style-name="T12">2.1.1 – Módulos e responsabilidades</text:span></text:p>
      <text:p text:style-name="P13"/>
      <text:list xml:id="list34725838" text:style-name="L2">
        <text:list-item>
          <text:p text:style-name="P165"><text:span text:style-name="T172">Beans</text:span>: Responsável por todo gerenciamento de inversão de controle (IOC) que o framework provê. O <text:span text:style-name="T172">LDIC </text:span><text:span text:style-name="T74">(Lindberg Dependency Injection Container) é o componente responsável por resolver as instancias de beans solicitados e injeta-los no lugar certo na hora certa de acordo com a necessidade de cada bean. Este componente será detalhado mais a frente.</text:span></text:p>
          <text:p text:style-name="P166"/>
        </text:list-item>
        <text:list-item>
          <text:p text:style-name="P167"><text:span text:style-name="T75">Integration:</text:span><text:span text:style-name="T74"> Módulo responsável pela integração e operacionalidade entre o lindberg e outros frameworks. Na versão atual o framework provê integração com Spring, Adobe Flex e JSF.</text:span></text:p>
          <text:p text:style-name="P166"/>
        </text:list-item>
        <text:list-item>
          <text:p text:style-name="P167"><text:span text:style-name="T75">Context:</text:span><text:span text:style-name="T74"> Responsável por toda configuração, beans e gerenciamento em nível de escopo de cada camada: core, persistence, validation e web.</text:span></text:p>
          <text:p text:style-name="P166"/>
        </text:list-item>
        <text:list-item>
          <text:p text:style-name="P167"><text:span text:style-name="T75">Configuration: </text:span><text:span text:style-name="T7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21"/>
      <text:p text:style-name="P32"/>
      <text:p text:style-name="P31">3 – O Framework.</text:p>
      <text:p text:style-name="P32"/>
      <text:p text:style-name="P30"><text:span text:style-name="T1"><text:tab/><text:tab/></text:span><text:span text:style-name="T5">O lindbergframework como qualquer outro framework é configurável e customizável as necessidades de cada projeto. A interface </text:span><text:span text:style-name="T49">Configuration</text:span><text:span text:style-name="T19"> </text:span><text:span text:style-name="T29">define o contrato de classes que configuram o framework. Existem ainda duas interfaces que estendem desta ultima. Uma para configurações do core, </text:span><text:span text:style-name="T49">CoreConfiguration</text:span><text:span text:style-name="T15"> </text:span><text:span text:style-name="T29">e outra para configurações específicas do componente de persistencia, </text:span><text:span text:style-name="T49">LinpConfiguration</text:span><text:span text:style-name="T29">.</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7"><text:span text:style-name="T61"><text:tab/><text:tab/>- XmlCoreConfiguration:</text:span><text:span text:style-name="T59"> Implementação de </text:span><text:span text:style-name="T63">CoreConfiguration </text:span><text:span text:style-name="T59">para definição da configuração do módulo CORE <text:tab/><text:tab/>via XML baseado no schema: </text:span><text:a xlink:type="simple" xlink:href="http://www.lindbergframework.org/schema/lindberg-config.xsd">http://www.lindbergframework.org/schema/lindberg-config.xsd</text:a><text:span text:style-name="T59">.</text:span></text:p>
      <text:p text:style-name="P54"/>
      <text:p text:style-name="P87"><text:span text:style-name="T61"><text:tab/><text:tab/>- SimpleCoreConfiguration: </text:span><text:span text:style-name="T59">Implementação de </text:span><text:span text:style-name="T63">CoreConfiguration</text:span><text:span text:style-name="T59"> para definição da configuração do módulo CORE <text:tab/><text:tab/>programaticamente.</text:span></text:p>
      <text:p text:style-name="P54"/>
      <text:p text:style-name="P53"><text:tab/><text:tab/>- SimpleLinpConfiguration: <text:span text:style-name="T77">Implementação de </text:span><text:span text:style-name="T72">LinpConfiguration</text:span><text:span text:style-name="T77"> para definição da configuração do módulo de <text:tab/><text:tab/>persistência (LINP) programaticamente.</text:span></text:p>
      <text:p text:style-name="P54"/>
      <text:p text:style-name="P53"><text:tab/><text:tab/>- XmlLinpConfiguration: <text:span text:style-name="T77">Implementação de </text:span><text:span text:style-name="T72">LinpConfiguration</text:span><text:span text:style-name="T77"> para definição da configuração do módulo de <text:tab/><text:tab/><text:tab/>persistência (LINP) via XML baseado no schema: </text:span><text:a xlink:type="simple" xlink:href="http://www.lindbergframework.org/schema/linp-sqlMapping.xsd"><text:span text:style-name="T77">http://www.lindbergframework.org/schema/linp-sqlMapping.xsd</text:span></text:a><text:span text:style-name="T77">.</text:span></text:p>
      <text:p text:style-name="P54"/>
      <text:p text:style-name="P54"/>
      <text:p text:style-name="P54"><text:soft-page-break/></text:p>
      <text:p text:style-name="P61"><text:tab/><text:tab/>3.1 – Processo de Configuração</text:p>
      <text:p text:style-name="P58"/>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2"><text:span text:style-name="T74"><text:tab/><text:tab/>A interface </text:span><text:span text:style-name="T72">CoreConfiguration </text:span><text:span text:style-name="T74">define um método chamado </text:span><text:span text:style-name="T78">getLinpConfiguration </text:span><text:span text:style-name="T74">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2">LinpConfiguration </text:span><text:span text:style-name="T74">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1"><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2"><text:span text:style-name="T74"><text:tab/><text:tab/>A interface </text:span><text:span text:style-name="T72">ComponentContext </text:span><text:span text:style-name="T74">define um contexto dentro do lindbergframework e dois contextos atualmente são definidos: Core <text:s/>e Persistence. As implementações de cada um desses contextos são respectivamente </text:span><text:span text:style-name="T72">CoreContext</text:span><text:span text:style-name="T74"> e </text:span><text:span text:style-name="T72">LinpContext</text:span><text:span text:style-name="T74">. Definidos através de um </text:span><text:span text:style-name="T72">singleton</text:span><text:span text:style-name="T74"> para todo sistema sendo necessário a chamada ao método </text:span><text:span text:style-name="T72">getInstance </text:span><text:span text:style-name="T74">definido em cada um deles para a obtenção da instância corrente.</text:span></text:p>
      <text:p text:style-name="P33"/>
      <text:p text:style-name="P42"><text:span text:style-name="T74"><text:tab/><text:tab/>Um contexto só pode ser usado se este estiver ativo. Para ativar um contexto o método </text:span><text:span text:style-name="T72">loadConfiguration</text:span><text:span text:style-name="T74"> deve ser invocado passando como parâmetro a instancia da configuração sobre o qual o contexto se baseará.</text:span></text:p>
      <text:p text:style-name="P33"/>
      <text:p text:style-name="P42"><text:span text:style-name="T74"><text:tab/><text:tab/>A interface </text:span><text:span text:style-name="T72">ComponentContext </text:span><text:span text:style-name="T74">também define outros métodos auxiliares, como por exemplo </text:span><text:span text:style-name="T72">isActive</text:span><text:span text:style-name="T74"> para a verificação do status do contexto e </text:span><text:span text:style-name="T72">close</text:span><text:span text:style-name="T74"> para efetuar o encerramento do contexto. Qualquer tentativa de uso de um contexto fechado resultará em uma </text:span><text:span text:style-name="T88">IllegalStateContextException.</text:span></text:p>
      <text:p text:style-name="P45"/>
      <text:p text:style-name="P42"><text:span text:style-name="T88"><text:tab/><text:tab/></text:span><text:span text:style-name="T86">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1"><text:tab/><text:tab/>3.3 – Configuração do CORE</text:p>
      <text:p text:style-name="P58"/>
      <text:p text:style-name="P56"><text:span text:style-name="T74"><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text:soft-page-break/></text:p>
      <text:p text:style-name="P33"/>
      <text:p text:style-name="P33"><text:tab/><text:tab/>As duas propriedades que podem ser configuradas no CORE são:</text:p>
      <text:p text:style-name="P33"/>
      <text:p text:style-name="P42"><text:span text:style-name="T74"><text:tab/><text:tab/>- </text:span><text:span text:style-name="T109">lindberg.core.di-basepackage </text:span><text:span text:style-name="T164">(propriedade requerida)</text:span><text:span text:style-name="T109">:</text:span></text:p>
      <text:p text:style-name="P71"><text:span text:style-name="T112"><text:tab/><text:tab/></text:span><text:span text:style-name="T74">Pacote base de beans para injeção. </text:span></text:p>
      <text:p text:style-name="P42"><text:span text:style-name="T74"><text:tab/><text:tab/></text:span><text:span text:style-name="T175">Constante que define essa propriedade:</text:span><text:span text:style-name="T74"> </text:span><text:span text:style-name="T80">CoreConfiguration.CONFIG_PROPERTY_DI_BASEPACKAGE</text:span><text:span text:style-name="T122">;</text:span><text:span text:style-name="T74"> </text:span></text:p>
      <text:p text:style-name="P103"><text:tab/><text:tab/></text:p>
      <text:p text:style-name="P56"><text:span text:style-name="T122"><text:tab/><text:tab/>- </text:span><text:span text:style-name="T109">lindberg.core.beanfactory </text:span><text:span text:style-name="T164">(se não for definida a fábrica padrão será usada - AnnotationBeanFactory)</text:span><text:span text:style-name="T109">: <text:tab/><text:tab/></text:span><text:span text:style-name="T175">Fábrica de beans a ser usada. </text:span></text:p>
      <text:p text:style-name="P63"><text:span text:style-name="T163"><text:tab/><text:tab/></text:span><text:span text:style-name="T175">Constante que define essa propriedade:</text:span><text:span text:style-name="T5"> </text:span><text:span text:style-name="T81">CoreConfiguration.CONFIG_PROPERTY_BEAN_FACTORY;</text:span></text:p>
      <text:p text:style-name="P33"/>
      <text:p text:style-name="P56"><text:span text:style-name="T5"><text:tab/><text:tab/>Vamos definir uma configuração de CORE para os seguintes valores usando as duas implementações de </text:span><text:span text:style-name="T7">CoreConfiguration </text:span><text:span text:style-name="T5">na prática:</text:span></text:p>
      <text:p text:style-name="P33"/>
      <text:p text:style-name="P70"><text:tab/><text:tab/>- Pacote base de beans para injeção (<text:span text:style-name="T71">lindberg.core.di-basepackage</text:span>) = org.lindbergframework.exemplo.*</text:p>
      <text:p text:style-name="P55"><text:span text:style-name="T74"><text:tab/><text:tab/>- Bean factory (</text:span><text:span text:style-name="T72">lindberg.core.beanfactory</text:span><text:span text:style-name="T74">) = </text:span><text:span text:style-name="T86">org.lindbergframework.beans.di.context.AnnotationBeanFactory</text:span></text:p>
      <text:p text:style-name="P33"/>
      <text:p text:style-name="P56"><text:span text:style-name="T89"><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33"/>
      <text:p text:style-name="P56"><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33"/>
      <text:list xml:id="list34710771" text:style-name="L3">
        <text:list-item>
          <text:list>
            <text:list-item>
              <text:list>
                <text:list-header>
                  <text:p text:style-name="P169"><text:span text:style-name="T46">3.3.1 </text:span><text:span text:style-name="T46">–</text:span><text:span text:style-name="T46">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8"><text:span text:style-name="T62"><text:s/><text:tab/><text:tab/></text:span><text:span text:style-name="T16">SimpleCoreConfiguration coreConfiguration = </text:span><text:span text:style-name="T117">new</text:span><text:span text:style-name="T16"> SimpleCoreConfiguration();</text:span></text:p>
      <text:p text:style-name="P72"><text:s text:c="8"/></text:p>
      <text:p text:style-name="P92"><text:span text:style-name="T13"><text:s text:c="6"/>coreConfiguration.setDiBasePackage(</text:span><text:span text:style-name="T95">"org.lindbergframework.exemplo.*"</text:span><text:span text:style-name="T13">);</text:span></text:p>
      <text:p text:style-name="P92"><text:span text:style-name="T13"><text:s text:c="6"/>coreConfiguration.setBeanFactory(</text:span><text:span text:style-name="T116">new</text:span><text:span text:style-name="T13"> AnnotationBeanFactory());</text:span></text:p>
      <text:p text:style-name="P72"><text:s text:c="8"/></text:p>
      <text:p text:style-name="P72"><text:s text:c="6"/>CoreContext.<text:span text:style-name="T71">getInstance</text:span>().loadConfiguration(coreConfiguration);</text:p>
      <text:p text:style-name="P72"/>
      <text:p text:style-name="P72"/>
      <text:p text:style-name="P42"><text:span text:style-name="T74"><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2">CoreContext </text:span><text:span text:style-name="T74">via </text:span><text:span text:style-name="T72">CoreContext.getInstance()</text:span><text:span text:style-name="T74"> e o método </text:span><text:span text:style-name="T72">loadConfiguration </text:span><text:span text:style-name="T74">passando a configuração criada é invocado. Pronto, o módulo CORE já está pronto para ser usado e em qualquer lugar você pode invocar </text:span><text:span text:style-name="T72">CoreContext.getInstance().getBeanFactory() </text:span><text:span text:style-name="T74">para obter a instância configurada da fábrica de software definida e chamar o método getBean da fábrica </text:span><text:soft-page-break/><text:span text:style-name="T74">para obter uma instância de um bean desejado passando o “ID“ deste. O mecanismo de injeção de </text:span><text:span text:style-name="T74">dependência será detalhado mais a frente, aqui está apenas sendo demonstrado os conceitos de </text:span><text:span text:style-name="T74">configuração.</text:span></text:p>
      <text:p text:style-name="P33"/>
      <text:p text:style-name="P61"><text:tab/><text:tab/>3.3.2 – <text:s/>Configurando o CORE na prática – Usando XML</text:p>
      <text:p text:style-name="P33"/>
      <text:p text:style-name="P42"><text:span text:style-name="T74"><text:tab/><text:tab/>A seguir é demonstrado a mesma configuração só que usando uma implementação de </text:span><text:span text:style-name="T72">CoreConfiguration</text:span><text:span text:style-name="T74"> para configuração baseada em XML. O schema que define as configurações baseadas em XML é detalhado a seguir.</text:span></text:p>
      <text:p text:style-name="P33"><text:tab/><text:tab/></text:p>
      <text:p text:style-name="P42"><text:span text:style-name="T74"><text:tab/><text:tab/>Schema: <text:s/></text:span><text:a xlink:type="simple" xlink:href="http://www.lindbergframework.org/schema/lindberg-config.xsd"><text:span text:style-name="T74">http://www.lindbergframework.org/schema/lindberg-config.xsd</text:span></text:a></text:p>
      <text:p text:style-name="P33"/>
      <text:p text:style-name="P42"><text:span text:style-name="T74"><text:tab/><text:tab/>O schema no que diz respeito a tag </text:span><text:span text:style-name="T72">&lt;core&gt;</text:span><text:span text:style-name="T74">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4"/>
      <text:p text:style-name="P76"><text:span text:style-name="T124"><text:tab/> <text:s/></text:span><text:span text:style-name="T125">&lt;?</text:span><text:span text:style-name="T138">xml</text:span><text:span text:style-name="T160"> </text:span><text:span text:style-name="T152">version</text:span><text:span text:style-name="T160">=</text:span><text:span text:style-name="T98">"1.0"</text:span><text:span text:style-name="T160"> </text:span><text:span text:style-name="T152">encoding</text:span><text:span text:style-name="T160">=</text:span><text:span text:style-name="T98">"UTF-8"</text:span><text:span text:style-name="T125">?&gt;</text:span></text:p>
      <text:p text:style-name="P94"><text:span text:style-name="T124"><text:s text:c="4"/>&lt;</text:span><text:span text:style-name="T137">lindberg-configuration</text:span> <text:span text:style-name="T151">xmlns</text:span><text:span text:style-name="T13">=</text:span><text:span text:style-name="T96">"http://www.lindbergframework.org/schema"</text:span> <text:tab/><text:tab/><text:span text:style-name="T151">xmlns:xsi</text:span><text:span text:style-name="T13">=</text:span><text:span text:style-name="T96">"http://www.w3.org/2001/XMLSchema-instance"</text:span> <text:tab/><text:span text:style-name="T151">xsi:schemaLocation</text:span><text:span text:style-name="T13">=</text:span><text:span text:style-name="T96">"http://www.lindbergframework.org/schema/lindberg-config.xsd"</text:span><text:span text:style-name="T124">&gt;</text:span></text:p>
      <text:p text:style-name="P94"/>
      <text:p text:style-name="P94"><text:span text:style-name="T124"><text:s text:c="7"/>&lt;</text:span><text:span text:style-name="T137">core</text:span><text:span text:style-name="T124">&gt;</text:span></text:p>
      <text:p text:style-name="P94"><text:span text:style-name="T13"><text:s text:c="10"/></text:span><text:span text:style-name="T124">&lt;</text:span><text:span text:style-name="T137">config-property</text:span> <text:span text:style-name="T151">name</text:span><text:span text:style-name="T13">=</text:span><text:span text:style-name="T96">"lindberg.core.di-basepackage"</text:span> <text:s/><text:tab/><text:tab/><text:tab/><text:tab/><text:tab/><text:tab/><text:tab/><text:tab/><text:span text:style-name="T151">value</text:span><text:span text:style-name="T13">=</text:span><text:span text:style-name="T96">"org.lindbergframework.exemplo.*"</text:span><text:span text:style-name="T124">/&gt;</text:span></text:p>
      <text:p text:style-name="P94"><text:span text:style-name="T13"><text:s text:c="10"/></text:span><text:span text:style-name="T124">&lt;</text:span><text:span text:style-name="T137">config-property</text:span> <text:span text:style-name="T151">name</text:span><text:span text:style-name="T13">=</text:span><text:span text:style-name="T96">"lindberg.core.beanfactory"</text:span> <text:s text:c="3"/><text:tab/><text:tab/><text:tab/> <text:s text:c="22"/><text:tab/><text:tab/><text:span text:style-name="T151">value</text:span><text:span text:style-name="T13">=</text:span><text:span text:style-name="T96">"org.lindbergframework.beans.di.context.AnnotationBeanFactory"</text:span><text:span text:style-name="T124">/&gt; </text:span></text:p>
      <text:p text:style-name="P94"><text:span text:style-name="T124"><text:s text:c="7"/>&lt;/</text:span><text:span text:style-name="T137">core</text:span><text:span text:style-name="T124">&gt;</text:span></text:p>
      <text:p text:style-name="P94"/>
      <text:p text:style-name="P94"><text:soft-page-break/><text:span text:style-name="T124"><text:s text:c="4"/>&lt;/</text:span><text:span text:style-name="T137">lindberg-configuration</text:span><text:span text:style-name="T124">&gt;</text:span></text:p>
      <text:p text:style-name="P112"/>
      <text:p text:style-name="P40"><text:tab/>Obs.: A beanfactory está sendo definida mas lembre que esta propriedade não é requerida e <text:tab/>quando não informada a factory padrão, <text:span text:style-name="T71">AnnotationBeanFactory,</text:span> é usada automaticamente <text:tab/>pelo framework.</text:p>
      <text:p text:style-name="P40"/>
      <text:p text:style-name="P40"><text:tab/><text:span text:style-name="T2">3.3.2.1 – <text:s/>A tag </text:span><text:span text:style-name="T3">&lt;config-property&gt;</text:span></text:p>
      <text:p text:style-name="P64"><text:tab/></text:p>
      <text:p text:style-name="P40"><text:span text:style-name="T71"><text:tab/></text:span><text:span text:style-name="T77">A tag </text:span><text:span text:style-name="T72">&lt;config-property&gt;</text:span><text:span text:style-name="T77">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77"><text:tab/>Esta é uma tag basicamente de </text:span><text:span text:style-name="T72">nome </text:span><text:span text:style-name="T77">e </text:span><text:span text:style-name="T72">valor, </text:span><text:span text:style-name="T77">onde o atributo </text:span><text:span text:style-name="T72">nome</text:span><text:span text:style-name="T77"> define a chave da propriedade de configuração e o atributo </text:span><text:span text:style-name="T72">valor </text:span><text:span text:style-name="T77">define o valor que será usado na configuração para esta propriedade.</text:span></text:p>
      <text:p text:style-name="P37"/>
      <text:p text:style-name="P40"><text:span text:style-name="T77"><text:tab/>Esta tag fornece a flexibilidade de definição de propriedades que serão setadas na objeto </text:span><text:span text:style-name="T72">valor</text:span><text:span text:style-name="T77"> desta propriedade no momento da inicialização e propriedades que serão usadas como parâmetro para um construtor específico.</text:span></text:p>
      <text:p text:style-name="P37"/>
      <text:p text:style-name="P40"><text:span text:style-name="T77"><text:tab/>Supondo que nós tivéssemos uma propriedade de configuração de CORE cujo a chave é </text:span><text:span text:style-name="T72">exemplo</text:span><text:span text:style-name="T77"> e o valor para esta chave fosse a classe </text:span><text:span text:style-name="T72">com.aplicacao.Exemplo </text:span><text:span text:style-name="T77">e esta classe tivesse uma propriedade String chamada <text:s/></text:span><text:span text:style-name="T72">propriedade1</text:span><text:span text:style-name="T77">, então a definição dessa propriedade seria:</text:span></text:p>
      <text:p text:style-name="P37"/>
      <text:list xml:id="list34704773" text:style-name="L4">
        <text:list-item>
          <text:p text:style-name="P168">Definindo a inicialização simples de propriedades dentro de uma propriedade de configuração</text:p>
        </text:list-item>
      </text:list>
      <text:p text:style-name="P37"/>
      <text:p text:style-name="P90"><text:tab/><text:span text:style-name="T129">&lt;</text:span><text:span text:style-name="T142">config-property</text:span><text:span text:style-name="T79"> </text:span><text:span text:style-name="T158">name</text:span><text:span text:style-name="T18">=</text:span><text:span text:style-name="T105">"exemplo"</text:span><text:span text:style-name="T79"> </text:span><text:span text:style-name="T158">value</text:span><text:span text:style-name="T18">=</text:span><text:span text:style-name="T105">"com.aplicacao.Exemplo"</text:span><text:span text:style-name="T129">&gt;</text:span></text:p>
      <text:p text:style-name="P92"><text:span text:style-name="T13"><text:s text:c="9"/></text:span><text:span text:style-name="T124">&lt;</text:span><text:span text:style-name="T137">property</text:span> <text:span text:style-name="T151">name</text:span><text:span text:style-name="T13">=</text:span><text:span text:style-name="T96">"propriedade1"</text:span> <text:span text:style-name="T151">value</text:span><text:span text:style-name="T13">=</text:span><text:span text:style-name="T96">"valor da propriedade1"</text:span> <text:span text:style-name="T124">/&gt;</text:span></text:p>
      <text:p text:style-name="P92"><text:span text:style-name="T13"><text:s text:c="6"/></text:span><text:span text:style-name="T124">&lt;/</text:span><text:span text:style-name="T137">config-property</text:span><text:span text:style-name="T124">&gt;</text:span></text:p>
      <text:p text:style-name="P37"/>
      <text:p text:style-name="P92"><text:span text:style-name="T31"><text:tab/>Observe que foi usada uma nova tag dentro da tag </text:span><text:span text:style-name="T35">&lt;config-property&gt;</text:span><text:span text:style-name="T31">. Ela serve para definir propriedades de inicialização e parâmetros de construtor de propriedades de configuração. A tag </text:span><text:span text:style-name="T35">&lt;property&gt;</text:span><text:span text:style-name="T31"> pode ser usada o número ilimitado de vezes dentro da tag </text:span><text:span text:style-name="T35">&lt;config-property&gt;</text:span><text:span text:style-name="T31"> de acordo com a necessidade. Neste caso a utilizamos uma única vez, para definir o </text:span><text:span text:style-name="T35">set</text:span><text:span text:style-name="T31"> da String '</text:span><text:span text:style-name="T35">valor da propriedade1' </text:span><text:span text:style-name="T31">na propriedade de nome </text:span><text:span text:style-name="T35">propriedade1 </text:span><text:span text:style-name="T31">na instância do objeto do tipo </text:span><text:span text:style-name="T35">com.aplicacao.Exemplo</text:span><text:span text:style-name="T31"> para a chave de </text:span><text:span text:style-name="T31">configuração </text:span><text:span text:style-name="T35">Exemplo. </text:span><text:span text:style-name="T31">A propriedade </text:span><text:span text:style-name="T35">propriedade1 </text:span><text:span text:style-name="T31">será setada no momento da criação do objeto <text:s text:c="2"/></text:span><text:span text:style-name="T35">com.aplicacao.Exemplo. </text:span><text:span text:style-name="T31">Se tivéssemos uma </text:span><text:span text:style-name="T35">propriedade2, </text:span><text:span text:style-name="T31">bastaria declarar uma outra tag </text:span><text:span text:style-name="T35">&lt;property&gt;</text:span><text:span text:style-name="T31"> dentro de </text:span><text:span text:style-name="T35">&lt;config-property&gt;</text:span><text:span text:style-name="T31"> da mesma forma que a </text:span><text:span text:style-name="T35">propriedade1.</text:span></text:p>
      <text:p text:style-name="P49"/>
      <text:list xml:id="list34719762" text:style-name="L5">
        <text:list-item>
          <text:p text:style-name="P170">Definindo a inicialização de propriedades do tipo List ou Array dentro de uma propriedade de configuração</text:p>
        </text:list-item>
      </text:list>
      <text:p text:style-name="P49"/>
      <text:p text:style-name="P92"><text:span text:style-name="T35"><text:tab/></text:span><text:span text:style-name="T31">Suponha agora que tivéssemos então as </text:span><text:span text:style-name="T35">propriedade2 </text:span><text:span text:style-name="T31">e </text:span><text:span text:style-name="T35">propriedade3 </text:span><text:span text:style-name="T31">e estas fossem respectivamente uma </text:span><text:span text:style-name="T35">List </text:span><text:span text:style-name="T31">e um </text:span><text:span text:style-name="T35">Array</text:span><text:span text:style-name="T31"> e ambas de String. Esta tag fornece a flexibilidade de inicialização de listas e arrays de Strings diretamente pelo XML de configuração. Abaixo é mostrado como ficaria a tag </text:span><text:span text:style-name="T35">&lt;config-property&gt; </text:span><text:span text:style-name="T31">com a inicialização destas duas propriedades.</text:span></text:p>
      <text:p text:style-name="P37"><text:soft-page-break/></text:p>
      <text:p text:style-name="P92"><text:span text:style-name="T31"><text:s text:c="7"/></text:span><text:span text:style-name="T132">&lt;</text:span><text:span text:style-name="T146">config-property</text:span><text:span text:style-name="T60"> </text:span><text:span text:style-name="T155">name</text:span><text:span text:style-name="T60">=</text:span><text:span text:style-name="T97">"exemplo"</text:span><text:span text:style-name="T60"> </text:span><text:span text:style-name="T155">value</text:span><text:span text:style-name="T60">=</text:span><text:span text:style-name="T97">"com.aplicacao.Exemplo"</text:span><text:span text:style-name="T132">&gt;</text:span></text:p>
      <text:p text:style-name="P92"><text:span text:style-name="T13"><text:s text:c="6"/></text:span><text:span text:style-name="T124">&lt;</text:span><text:span text:style-name="T137">property</text:span> <text:span text:style-name="T151">name</text:span><text:span text:style-name="T13">=</text:span><text:span text:style-name="T96">"propriedade1"</text:span> <text:span text:style-name="T151">value</text:span><text:span text:style-name="T13">=</text:span><text:span text:style-name="T96">"valor da propriedade1"</text:span> <text:span text:style-name="T124">/&gt;</text:span></text:p>
      <text:p text:style-name="P92"><text:span text:style-name="T13"><text:s text:c="6"/></text:span><text:span text:style-name="T124">&lt;</text:span><text:span text:style-name="T137">property</text:span> <text:span text:style-name="T151">name</text:span><text:span text:style-name="T13">=</text:span><text:span text:style-name="T96">"propriedade2"</text:span><text:span text:style-name="T124">&gt;</text:span></text:p>
      <text:p text:style-name="P92"><text:span text:style-name="T13"><text:s text:c="9"/></text:span><text:span text:style-name="T124">&lt;</text:span><text:span text:style-name="T137">list</text:span><text:span text:style-name="T124">&gt;</text:span></text:p>
      <text:p text:style-name="P72"><text:s text:c="12"/><text:span text:style-name="T173">exemplo</text:span> list string 1;</text:p>
      <text:p text:style-name="P72"><text:s text:c="12"/><text:span text:style-name="T173">exemplo</text:span> list string 2;</text:p>
      <text:p text:style-name="P72"><text:s text:c="12"/><text:span text:style-name="T173">exemplo</text:span> list string 3;</text:p>
      <text:p text:style-name="P72"><text:s text:c="12"/><text:span text:style-name="T173">exemplo</text:span> list string N;</text:p>
      <text:p text:style-name="P92"><text:span text:style-name="T13"><text:s text:c="9"/></text:span><text:span text:style-name="T124">&lt;/</text:span><text:span text:style-name="T137">list</text:span><text:span text:style-name="T124">&gt;</text:span></text:p>
      <text:p text:style-name="P92"><text:span text:style-name="T13"><text:s text:c="6"/></text:span><text:span text:style-name="T124">&lt;/</text:span><text:span text:style-name="T137">property</text:span><text:span text:style-name="T124">&gt;</text:span></text:p>
      <text:p text:style-name="P92"><text:span text:style-name="T13"><text:s text:c="6"/></text:span><text:span text:style-name="T124">&lt;</text:span><text:span text:style-name="T137">property</text:span> <text:span text:style-name="T151">name</text:span><text:span text:style-name="T13">=</text:span><text:span text:style-name="T96">"propriedade3"</text:span><text:span text:style-name="T124">&gt;</text:span></text:p>
      <text:p text:style-name="P92"><text:span text:style-name="T13"><text:s text:c="9"/></text:span><text:span text:style-name="T124">&lt;</text:span><text:span text:style-name="T137">array</text:span><text:span text:style-name="T124">&gt;</text:span></text:p>
      <text:p text:style-name="P72"><text:s text:c="12"/><text:span text:style-name="T173">exemplo</text:span> array string 1;</text:p>
      <text:p text:style-name="P72"><text:s text:c="12"/><text:span text:style-name="T173">exemplo</text:span> array string 2;</text:p>
      <text:p text:style-name="P72"><text:s text:c="12"/><text:span text:style-name="T173">exemplo</text:span> array string 3;</text:p>
      <text:p text:style-name="P72"><text:s text:c="12"/><text:span text:style-name="T173">exemplo</text:span> array string N;</text:p>
      <text:p text:style-name="P92"><text:span text:style-name="T13"><text:s text:c="9"/></text:span><text:span text:style-name="T124">&lt;/</text:span><text:span text:style-name="T137">array</text:span><text:span text:style-name="T124">&gt;</text:span></text:p>
      <text:p text:style-name="P92"><text:span text:style-name="T13"><text:s text:c="6"/></text:span><text:span text:style-name="T124">&lt;/</text:span><text:span text:style-name="T137">property</text:span><text:span text:style-name="T124">&gt;</text:span></text:p>
      <text:p text:style-name="P92"><text:span text:style-name="T13"><text:s text:c="3"/></text:span><text:span text:style-name="T124">&lt;/</text:span><text:span text:style-name="T137">config-property</text:span><text:span text:style-name="T124">&gt;</text:span></text:p>
      <text:p text:style-name="P114"/>
      <text:p text:style-name="P92"><text:span text:style-name="T124"><text:tab/></text:span><text:span text:style-name="T31">No trecho acima agora definimos duas novas propriedades </text:span><text:span text:style-name="T35">propriedade2 </text:span><text:span text:style-name="T31">e </text:span><text:span text:style-name="T35">propriedade3. </text:span><text:span text:style-name="T31">A primeira é uma </text:span><text:span text:style-name="T35">List </text:span><text:span text:style-name="T31">e a segunda um </text:span><text:span text:style-name="T35">Array.</text:span><text:span text:style-name="T31"> Observe que agora temos duas novas tags para serem usadas dentro da tag </text:span><text:span text:style-name="T35">&lt;property&gt;, </text:span><text:span text:style-name="T31">as tags </text:span><text:span text:style-name="T35">&lt;list&gt; </text:span><text:span text:style-name="T31">e </text:span><text:span text:style-name="T35">&lt;array&gt;.</text:span><text:span text:style-name="T31"> A primeira define uma lista e a segunda um array, ambos de Strings. Os valores de cada uma dessas tags são definidos com o conteúdo entre a tag de abertura e fechamento onde cada elemento da </text:span><text:span text:style-name="T35">List</text:span><text:span text:style-name="T31"> ou </text:span><text:span text:style-name="T35">Array</text:span><text:span text:style-name="T31"> é separado por um carácter </text:span><text:span text:style-name="T35">';'</text:span><text:span text:style-name="T31">. Dentro da tag </text:span><text:span text:style-name="T35">&lt;property&gt;</text:span><text:span text:style-name="T31"> se tem a flexibilidade de usar qualquer um dos dois tipos sendo que nunca os dois ao mesmo tempo dentro da mesma </text:span><text:span text:style-name="T35">&lt;property&gt;.</text:span></text:p>
      <text:p text:style-name="P49"/>
      <text:list xml:id="list34711314" text:style-name="L6">
        <text:list-item>
          <text:p text:style-name="P171">Inicialização propriedades de configuração usando um construtor específico</text:p>
        </text:list-item>
      </text:list>
      <text:p text:style-name="P49"/>
      <text:p text:style-name="P92"><text:span text:style-name="T35"><text:tab/></text:span><text:span text:style-name="T31">Agora suponhamos que a nossa classe </text:span><text:span text:style-name="T35">Exemplo</text:span><text:span text:style-name="T31"> tenha um construtor que recebe uma String e uma coleção de Strings e queiramos usar este construtor para a criação do objeto </text:span><text:span text:style-name="T35">Exemplo </text:span><text:span text:style-name="T31">transformando a nossa definição da </text:span><text:span text:style-name="T35">propriedade1</text:span><text:span text:style-name="T31"> e </text:span><text:span text:style-name="T35">propriedade2</text:span><text:span text:style-name="T31"> em parâmetros para o construtor. Suponha também que <text:s/>ainda assim queiramos setar a propriedade </text:span><text:span text:style-name="T35">propriedade3</text:span><text:span text:style-name="T31"> da mesma forma que o exemplo anterior. A nossa nova definição da tag </text:span><text:span text:style-name="T35">&lt;config-property&gt;</text:span><text:span text:style-name="T31"> ficaria da seguinte forma:</text:span></text:p>
      <text:p text:style-name="P37"/>
      <text:p text:style-name="P37"/>
      <text:p text:style-name="P37"/>
      <text:p text:style-name="P37"/>
      <text:p text:style-name="P37"/>
      <text:p text:style-name="P37"/>
      <text:p text:style-name="P92"><text:span text:style-name="T31"><text:s text:c="6"/></text:span><text:span text:style-name="T132">&lt;</text:span><text:span text:style-name="T146">config-property</text:span><text:span text:style-name="T60"> </text:span><text:span text:style-name="T155">name</text:span><text:span text:style-name="T60">=</text:span><text:span text:style-name="T97">"exemplo"</text:span><text:span text:style-name="T60"> </text:span><text:span text:style-name="T155">value</text:span><text:span text:style-name="T60">=</text:span><text:span text:style-name="T97">"com.aplicacao.Exemplo"</text:span><text:span text:style-name="T132">&gt;</text:span></text:p>
      <text:p text:style-name="P92"><text:span text:style-name="T13"><text:s text:c="6"/></text:span><text:span text:style-name="T124">&lt;</text:span><text:span text:style-name="T137">property</text:span> <text:span text:style-name="T151">value</text:span><text:span text:style-name="T13">=</text:span><text:span text:style-name="T96">"valor da propriedade1"</text:span> <text:span text:style-name="T151">constructor-arg</text:span><text:span text:style-name="T13">=</text:span><text:span text:style-name="T96">"true"</text:span> <text:span text:style-name="T124">/&gt;</text:span></text:p>
      <text:p text:style-name="P92"><text:span text:style-name="T13"><text:s text:c="6"/></text:span><text:span text:style-name="T124">&lt;</text:span><text:span text:style-name="T137">property</text:span> <text:span text:style-name="T151">constructor-arg</text:span><text:span text:style-name="T13">=</text:span><text:span text:style-name="T96">"true"</text:span><text:span text:style-name="T124">&gt;</text:span></text:p>
      <text:p text:style-name="P92"><text:span text:style-name="T13"><text:s text:c="9"/></text:span><text:span text:style-name="T124">&lt;</text:span><text:span text:style-name="T137">list</text:span><text:span text:style-name="T124">&gt;</text:span></text:p>
      <text:p text:style-name="P72"><text:s text:c="12"/><text:span text:style-name="T173">exemplo</text:span> list string 1;</text:p>
      <text:p text:style-name="P72"><text:s text:c="12"/><text:span text:style-name="T173">exemplo</text:span> list string 2;</text:p>
      <text:p text:style-name="P72"><text:s text:c="12"/><text:span text:style-name="T173">exemplo</text:span> list string 3;</text:p>
      <text:p text:style-name="P72"><text:s text:c="12"/><text:span text:style-name="T173">exemplo</text:span> list string N;</text:p>
      <text:p text:style-name="P92"><text:span text:style-name="T13"><text:s text:c="9"/></text:span><text:span text:style-name="T124">&lt;/</text:span><text:span text:style-name="T137">list</text:span><text:span text:style-name="T124">&gt;</text:span></text:p>
      <text:p text:style-name="P92"><text:span text:style-name="T13"><text:s text:c="6"/></text:span><text:span text:style-name="T124">&lt;/</text:span><text:span text:style-name="T137">property</text:span><text:span text:style-name="T124">&gt;</text:span></text:p>
      <text:p text:style-name="P92"><text:span text:style-name="T13"><text:s text:c="6"/></text:span><text:span text:style-name="T124">&lt;</text:span><text:span text:style-name="T137">property</text:span> <text:span text:style-name="T151">name</text:span><text:span text:style-name="T13">=</text:span><text:span text:style-name="T96">"propriedade3"</text:span><text:span text:style-name="T124">&gt;</text:span></text:p>
      <text:p text:style-name="P92"><text:span text:style-name="T13"><text:s text:c="9"/></text:span><text:span text:style-name="T124">&lt;</text:span><text:span text:style-name="T137">array</text:span><text:span text:style-name="T124">&gt;</text:span></text:p>
      <text:p text:style-name="P72"><text:s text:c="12"/><text:span text:style-name="T173">exemplo</text:span> list string 1;</text:p>
      <text:p text:style-name="P72"><text:s text:c="12"/><text:span text:style-name="T173">exemplo</text:span> list string 2;</text:p>
      <text:p text:style-name="P72"><text:soft-page-break/><text:s text:c="12"/><text:span text:style-name="T173">exemplo</text:span> list string 3;</text:p>
      <text:p text:style-name="P72"><text:s text:c="12"/><text:span text:style-name="T173">exemplo</text:span> list string N;</text:p>
      <text:p text:style-name="P92"><text:span text:style-name="T13"><text:s text:c="9"/></text:span><text:span text:style-name="T124">&lt;/</text:span><text:span text:style-name="T137">array</text:span><text:span text:style-name="T124">&gt;</text:span></text:p>
      <text:p text:style-name="P92"><text:span text:style-name="T13"><text:s text:c="6"/></text:span><text:span text:style-name="T124">&lt;/</text:span><text:span text:style-name="T137">property</text:span><text:span text:style-name="T124">&gt;</text:span></text:p>
      <text:p text:style-name="P92"><text:span text:style-name="T13"><text:s text:c="3"/></text:span><text:span text:style-name="T124">&lt;/</text:span><text:span text:style-name="T137">config-property</text:span><text:span text:style-name="T124">&gt;</text:span></text:p>
      <text:p text:style-name="P37"/>
      <text:p text:style-name="P92"><text:span text:style-name="T31"><text:tab/>Observe que o que mudou neste exemplo foi que a tag que definiam as propriedades </text:span><text:span text:style-name="T35">propriedade1 </text:span><text:span text:style-name="T31">e </text:span><text:span text:style-name="T35">propriedade2</text:span><text:span text:style-name="T31"> agora não tem mais definidos seus atributos </text:span><text:span text:style-name="T35">nome, </text:span><text:span text:style-name="T31">pois agora são parâmetros de construtor e agora ao invés disto estas tags tem a propriedade </text:span><text:span text:style-name="T35">constructor-arg</text:span><text:span text:style-name="T31"> definido para </text:span><text:span text:style-name="T35">'true'</text:span><text:span text:style-name="T31">, indicando que estes serão atributos de construtor. Então o construtor que o framework buscaria para criar a instancia de </text:span><text:span text:style-name="T35">Exemplo </text:span><text:span text:style-name="T31">seria:</text:span></text:p>
      <text:p text:style-name="P37"/>
      <text:p text:style-name="P37"><text:tab/>public Exemplo(String,List&lt;String&gt;)</text:p>
      <text:p text:style-name="P37"/>
      <text:p text:style-name="P92"><text:span text:style-name="T31"><text:tab/>Após a chamada a este construtor e a criação da instancia, a propriedade </text:span><text:span text:style-name="T35">propriedade3</text:span><text:span text:style-name="T31"> seria setada com o </text:span><text:span text:style-name="T35">Array de String </text:span><text:span text:style-name="T31">definido.</text:span></text:p>
      <text:p text:style-name="P37"><text:tab/></text:p>
      <text:p text:style-name="P95"><text:span text:style-name="T55"><text:tab/>3.3.2.2 – <text:s/>Inicializando </text:span><text:span text:style-name="T57">CoreContext</text:span><text:span text:style-name="T55"> usando configuração XML</text:span></text:p>
      <text:p text:style-name="P40"/>
      <text:p text:style-name="P95"><text:span text:style-name="T31"><text:s/><text:tab/>Abaixo é mostrado o mesmo processo de configuração do </text:span><text:span text:style-name="T35">CORE</text:span><text:span text:style-name="T31"> só que usando o XML. Para este exemplo vamos considerar que o XML acima esteja no pacote </text:span><text:span text:style-name="T35">org.lindbergframework.configuracao </text:span><text:span text:style-name="T31">e que o nome do XML é </text:span><text:span text:style-name="T35">lindberg-config.xml </text:span><text:span text:style-name="T31">seguindo o nome do schema.</text:span></text:p>
      <text:p text:style-name="P35"/>
      <text:p text:style-name="P81">XmlCoreConfiguration coreConfiguration = </text:p>
      <text:p text:style-name="P95"><text:span text:style-name="T60"><text:s text:c="11"/></text:span><text:span text:style-name="T121">new</text:span><text:span text:style-name="T60"> ClassPathXmlCoreConfiguration(</text:span><text:span text:style-name="T99">"org/lindbergframework/configuracao/lindberg-config.xml"</text:span><text:span text:style-name="T60">);</text:span></text:p>
      <text:p text:style-name="P94"><text:span text:style-name="T13">CoreContext.</text:span><text:span text:style-name="T65">getInstance</text:span><text:span text:style-name="T13">().loadConfiguration(coreConfiguration);</text:span></text:p>
      <text:p text:style-name="P80"/>
      <text:p text:style-name="P35"><text:tab/>Os dois exemplos resultarão na seguinte saída no console informando o status de configuração do framework:</text:p>
      <text:p text:style-name="P35"/>
      <text:p text:style-name="P101"><text:tab/>INFO: Initializing Lindberg Core Context</text:p>
      <text:p text:style-name="P101"><text:tab/>INFO: Lindberg Core Context initialized</text:p>
      <text:p text:style-name="P101"/>
      <text:p text:style-name="P92"><text:span text:style-name="T162"><text:tab/></text:span><text:span text:style-name="T31">Neste último exemplo observe que foi utilizada a classe </text:span><text:span text:style-name="T43">ClassPathXmlCoreConfiguration</text:span><text:span text:style-name="T31"> para criar a configuração. Essa classe é uma extensão natural de </text:span><text:span text:style-name="T35">XmlCoreConfiguration</text:span><text:span text:style-name="T31"> para trabalhar com um arquivo de configuração que está dentro do class path do projeto. Os dois exemplos mostrados ao final configuram o framework a partir de:</text:span></text:p>
      <text:p text:style-name="P35"/>
      <text:p text:style-name="P93"><text:span text:style-name="T60">CoreContext.</text:span><text:span text:style-name="T64">getInstance</text:span><text:span text:style-name="T60">().loadConfiguration(coreConfiguration);</text:span></text:p>
      <text:p text:style-name="P78"/>
      <text:p text:style-name="P78"/>
      <text:p text:style-name="P93"><text:span text:style-name="T21"><text:s text:c="6"/></text:span><text:span text:style-name="T31">A partir daí o core do framework está configurado e podemos por exemplo obter uma instância de um bean a partir da fábrica. Supondo que no pacote </text:span><text:span text:style-name="T35">org.lindbergframework.exemplo.beans </text:span><text:span text:style-name="T31">tenha um bean cujo ID seja “</text:span><text:span text:style-name="T35">pessoaDAO”</text:span><text:span text:style-name="T31"> então podemos obter uma instância desse bean chamando a BeanFactory como demonstrado a seguir, isso só pode ser feito após claro a devida configuração do CORE.</text:span></text:p>
      <text:p text:style-name="P35"/>
      <text:p text:style-name="P96"><text:span text:style-name="T60">IPessoaDAO</text:span><text:span text:style-name="T60"> pessoaDAO = CoreContext.</text:span><text:span text:style-name="T64">getInstance</text:span><text:span text:style-name="T60">().getBeanFactory().</text:span><text:span text:style-name="T60">getBean</text:span><text:span text:style-name="T60">(</text:span><text:span text:style-name="T99">"pessoaDAO"</text:span><text:span text:style-name="T60">);</text:span></text:p>
      <text:p text:style-name="P81"/>
      <text:p text:style-name="P95"><text:span text:style-name="T60"><text:tab/></text:span><text:span text:style-name="T31">Todo o funcionamento do mecanismo de injeção de dependência será detalhado mais a frente. Aqui foi demonstrado apenas como exemplo do uso da configuração na prática.</text:span></text:p>
      <text:p text:style-name="P35"/>
      <text:p text:style-name="P95"><text:span text:style-name="T54"><text:tab/></text:span><text:span text:style-name="T55">3.3.2.3 – <text:s/>Uso do carácter '#' no XML para definir métodos getters estáticos e <text:tab/>propriedades estáticas</text:span></text:p>
      <text:p text:style-name="P60"><text:soft-page-break/></text:p>
      <text:p text:style-name="P95"><text:span text:style-name="T54"><text:tab/></text:span><text:span text:style-name="T31">Imagine que você quer por algum motivo que o framework chame um método </text:span><text:span text:style-name="T35">'get'</text:span><text:span text:style-name="T31"> seu para obter a </text:span><text:span text:style-name="T31">instância da implementação de </text:span><text:span text:style-name="T35">BeanFactory</text:span><text:span text:style-name="T31"> a ser usada, imagine que você queira isso pois por algum motivo você precise fazer algum processamento nesse método </text:span><text:span text:style-name="T35">'get' </text:span><text:span text:style-name="T31">para efetuar alguma customização, registro de log, enfim. Ou imagine ainda que por algum motivo você quer que a String com pacote base, onde o framework encontrará os beans que farão parte do contexto de </text:span><text:span text:style-name="T35">'inversão de controle'</text:span><text:span text:style-name="T31">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95"><text:span text:style-name="T31"><text:tab/>Para estes casos o framework provê o recurso de usar o carácter coringa </text:span><text:span text:style-name="T35">'#'</text:span><text:span text:style-name="T31">. O uso desse carácter antes da definição de um valor de uma propriedade no arquivo XML de configuração informa que o valor real daquela propriedade será obtido através da chamada ao método </text:span><text:span text:style-name="T35">'get' </text:span><text:span text:style-name="T31">estático e público ou da constante também estática e pública definidos na String ao qual o carácter </text:span><text:span text:style-name="T35">'#'</text:span><text:span text:style-name="T31"> é fixado.</text:span></text:p>
      <text:p text:style-name="P35"/>
      <text:p text:style-name="P95"><text:span text:style-name="T31"><text:tab/></text:span><text:span text:style-name="T33">Isso só é possível para propriedades e métodos que são estáticos e públicos e nos casos do <text:tab/>método que seja um método seguindo o padrão de nomenclatura de métodos </text:span><text:span text:style-name="T38">getter, </text:span><text:span text:style-name="T33">não sendo <text:tab/>para este último caso necessário preceder o nome do método no XML com 'get' pois o <text:tab/>framework já busca o método adequado baseado no padrão de nomenclatura. </text:span></text:p>
      <text:p text:style-name="P35"/>
      <text:p text:style-name="P95"><text:span text:style-name="T31"><text:tab/>Por exemplo, se quiséssemos que as duas propriedades mostradas anteriormente para o </text:span><text:span text:style-name="T35">CORE</text:span><text:span text:style-name="T31"> fossem obtidas agora da seguinte forma:</text:span></text:p>
      <text:p text:style-name="P35"/>
      <text:p text:style-name="P95"><text:span text:style-name="T31"><text:tab/>- </text:span><text:span text:style-name="T35">di-basepackage: </text:span><text:span text:style-name="T31">A partir de uma constante estática e pública chamada </text:span><text:span text:style-name="T35">BASEPACKAGE</text:span><text:span text:style-name="T31"> na classe <text:tab/></text:span><text:span text:style-name="T35">com.soft.MyConstants</text:span><text:span text:style-name="T31">;</text:span></text:p>
      <text:p text:style-name="P95"><text:span text:style-name="T31"><text:tab/>- </text:span><text:span text:style-name="T35">BeanFactory: </text:span><text:span text:style-name="T31">A partir de um método getter público e estático chamado </text:span><text:span text:style-name="T35">getMyBeanFactory</text:span><text:span text:style-name="T31"> na <text:tab/>classe </text:span><text:span text:style-name="T35">com.soft.MyFactoryConfiguration</text:span><text:span text:style-name="T31">.</text:span></text:p>
      <text:p text:style-name="P35"/>
      <text:p text:style-name="P35"><text:tab/>Então a nova configuração seria:</text:p>
      <text:p text:style-name="P35"/>
      <text:p text:style-name="P95"><text:span text:style-name="T31"><text:tab/></text:span><text:span text:style-name="T132">&lt;</text:span><text:span text:style-name="T146">core</text:span><text:span text:style-name="T132">&gt;</text:span></text:p>
      <text:p text:style-name="P94"><text:span text:style-name="T13"><text:s text:c="10"/></text:span><text:span text:style-name="T124">&lt;</text:span><text:span text:style-name="T137">config-property</text:span> <text:span text:style-name="T151">name</text:span><text:span text:style-name="T13">=</text:span><text:span text:style-name="T96">"lindberg.core.di-basepackage"</text:span> <text:s/><text:tab/><text:tab/><text:tab/><text:tab/><text:tab/><text:tab/><text:tab/><text:tab/><text:span text:style-name="T151">value</text:span><text:span text:style-name="T13">=</text:span><text:span text:style-name="T96">"#com.soft.MyConstants.BASEPACKAGE"</text:span><text:span text:style-name="T124">/&gt;</text:span></text:p>
      <text:p text:style-name="P94"><text:span text:style-name="T13"><text:s text:c="10"/></text:span><text:span text:style-name="T124">&lt;</text:span><text:span text:style-name="T137">config-property</text:span> <text:span text:style-name="T151">name</text:span><text:span text:style-name="T13">=</text:span><text:span text:style-name="T96">"lindberg.core.beanfactory"</text:span> <text:s text:c="3"/><text:tab/><text:tab/><text:tab/> <text:s text:c="22"/><text:tab/><text:tab/><text:span text:style-name="T151">value</text:span><text:span text:style-name="T13">=</text:span><text:span text:style-name="T96">"#com.soft.MyFactoryConfiguration.myBeanFactory"</text:span><text:span text:style-name="T124">/&gt; </text:span></text:p>
      <text:p text:style-name="P95"><text:span text:style-name="T133"><text:tab/></text:span><text:span text:style-name="T126">&lt;/</text:span><text:span text:style-name="T139">core</text:span><text:span text:style-name="T126">&gt;</text:span></text:p>
      <text:p text:style-name="P113"/>
      <text:p text:style-name="P95"><text:span text:style-name="T126"><text:tab/></text:span><text:span text:style-name="T31">Observe que agora os valores das propriedades estão precedidos do carácter </text:span><text:span text:style-name="T35">'#'. </text:span><text:span text:style-name="T31">Observe que o valor </text:span><text:span text:style-name="T31">da propriedade </text:span><text:span text:style-name="T35">beanFactory,</text:span><text:span text:style-name="T31"> que aponta para um método '</text:span><text:span text:style-name="T35">get'</text:span><text:span text:style-name="T31">, não contém o prefixo 'get' ou seja o nome completo do método </text:span><text:span text:style-name="T35">'getMyBeanFactory'</text:span><text:span text:style-name="T31"> e sim apenas </text:span><text:span text:style-name="T35">'myBeanFactory'. </text:span><text:span text:style-name="T31">Isso pode ser feito pois o framework por padrão vai buscar o método </text:span><text:span text:style-name="T35">'get'</text:span><text:span text:style-name="T31">, seguindo os padões de nomenclatura, fazendo </text:span><text:span text:style-name="T35">'get'</text:span><text:span text:style-name="T31"> + </text:span><text:span text:style-name="T35">'MyBeanFactory'</text:span><text:span text:style-name="T31"> e invoca o método </text:span><text:span text:style-name="T35">'getMyBeanFactory'.</text:span><text:span text:style-name="T31"> Da mesma forma caso deseje informar diretamente o nome do método o framework percebe e o invoca da mesma forma. Seguindo este pensamento a definição da propriedade </text:span><text:span text:style-name="T35">beanFactory</text:span><text:span text:style-name="T31"> poderia ser feita sem nenhuma mudança no processamento da seguinte forma:</text:span></text:p>
      <text:p text:style-name="P35"/>
      <text:p text:style-name="P94"><text:span text:style-name="T60"><text:s text:c="10"/></text:span><text:span text:style-name="T132">&lt;</text:span><text:span text:style-name="T146">config-property</text:span><text:span text:style-name="T60"> </text:span><text:span text:style-name="T155">name</text:span><text:span text:style-name="T60">=</text:span><text:span text:style-name="T97">"lindberg.core.beanfactory"</text:span><text:span text:style-name="T60"> <text:s text:c="3"/><text:tab/><text:tab/><text:tab/> <text:s text:c="22"/><text:tab/><text:tab/></text:span><text:span text:style-name="T155">value</text:span><text:span text:style-name="T60">=</text:span><text:span text:style-name="T97">"#com.soft.MyFactoryConfiguration.getMyBeanFactory"</text:span><text:span text:style-name="T132">/&gt; </text:span></text:p>
      <text:p text:style-name="P35"/>
      <text:p text:style-name="P95"><text:span text:style-name="T31"><text:tab/>Agora informamos diretamente o nome completo do método </text:span><text:span text:style-name="T35">getMyBeanFactory</text:span><text:span text:style-name="T31">. O framework vai detectar que isso foi feito e não fará nenhuma conversão de nomenclatura, invocando diretamente o método </text:span><text:soft-page-break/><text:span text:style-name="T31">informando.</text:span></text:p>
      <text:p text:style-name="P95"><text:span text:style-name="T31"><text:tab/></text:span><text:span text:style-name="T33">Apenas métodos e propriedades ambos públicos e estáticos podem ser usados com '</text:span><text:span text:style-name="T38">#'.</text:span></text:p>
      <text:p text:style-name="P51"/>
      <text:p text:style-name="P62"><text:tab/><text:tab/>3.3.3 – <text:s/>Configurando em aplicações WEB</text:p>
      <text:p text:style-name="P59"/>
      <text:p text:style-name="P89"><text:span text:style-name="T60"><text:tab/><text:tab/>Até agora para configurar o framework, através de seu módulo principal, o CORE, seja programaticamente, via XML, ou qualquer outra implementação seja em nosso código seja a partir de um método </text:span><text:span text:style-name="T64">main, </text:span><text:span text:style-name="T60">seja a partir de uma classe que recebe essa responsabilidade ou qualquer outra estrutura temos que chamar sempre </text:span><text:span text:style-name="T25">CoreContext.</text:span><text:span text:style-name="T26">getInstance</text:span><text:span text:style-name="T25">().loadConfiguration(coreConfiguration); </text:span><text:span text:style-name="T60">para configurar e inicializar o framework. Em uma aplicação WEB é comum que um framework forneça recursos para que a configuração seja feita de forma automática, sem precisar de nada programaticamente.</text:span></text:p>
      <text:p text:style-name="P89"><text:span text:style-name="T60"><text:tab/><text:tab/>Este recurso também é provido pelo lindbergframework através de um </text:span><text:span text:style-name="T64">ServletContextListener </text:span><text:span text:style-name="T60">e da definição de alguns </text:span><text:span text:style-name="T64">&lt;context-param&gt;</text:span><text:span text:style-name="T60"> no </text:span><text:span text:style-name="T64">Deployment Descriptor </text:span><text:span text:style-name="T60">(web.xml)</text:span><text:span text:style-name="T64"> </text:span><text:span text:style-name="T60">da aplicação. A partir daí quando o servidor for inicializado e a aplicação publicada o lindbergframework será automaticamente configurado baseado nas configurações passadas. </text:span></text:p>
      <text:p text:style-name="P34"/>
      <text:p text:style-name="P89"><text:span text:style-name="T60"><text:tab/><text:tab/>Essa configuração é muito simples. Baseia-se em declarar no </text:span><text:span text:style-name="T64">web.xml</text:span><text:span text:style-name="T60"> da aplicação o </text:span><text:span text:style-name="T64">ServletContextListener</text:span><text:span text:style-name="T60"> provido pelo lindbergframework para tal e definir os parâmetros (</text:span><text:span text:style-name="T64">&lt;context-param&gt;</text:span><text:span text:style-name="T60">)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4">WebCoreConfiguration</text:span><text:span text:style-name="T60">.</text:span></text:p>
      <text:p text:style-name="P34"/>
      <text:p text:style-name="P89"><text:span text:style-name="T60"><text:tab/><text:tab/>O lindbergframework já fornece uma implementação de </text:span><text:span text:style-name="T64">WebCoreConfiguration</text:span><text:span text:style-name="T60"> para configurações a partir de XML onde este arquivo esteja dentro do classpath do projeto: </text:span><text:span text:style-name="T64">WebClassPathXmlCoreConfiguration.</text:span></text:p>
      <text:p text:style-name="P46"/>
      <text:p text:style-name="P89"><text:span text:style-name="T64"><text:tab/><text:tab/></text:span><text:span text:style-name="T60">Abaixo é descrito um exemplo do que precisaria ser adicionado ao nosso </text:span><text:span text:style-name="T64">web.xml</text:span><text:span text:style-name="T60"> se fossemos usar o mesmo arquivo de configuração que usamos nos exemplos anteriores só que agora em um projeto WEB para configurar o framework de forma automática:</text:span></text:p>
      <text:p text:style-name="P34"/>
      <text:p text:style-name="P91"><text:span text:style-name="T60"><text:tab/> </text:span><text:span text:style-name="T126">&lt;</text:span><text:span text:style-name="T139">context-param</text:span><text:span text:style-name="T126">&gt;</text:span></text:p>
      <text:p text:style-name="P94"><text:span text:style-name="T13"><text:tab/></text:span><text:span text:style-name="T124">&lt;</text:span><text:span text:style-name="T137">param-name</text:span><text:span text:style-name="T124">&gt;</text:span><text:span text:style-name="T13">lindbergConfigLocation</text:span><text:span text:style-name="T124">&lt;/</text:span><text:span text:style-name="T137">param-name</text:span><text:span text:style-name="T124">&gt;</text:span></text:p>
      <text:p text:style-name="P94"><text:span text:style-name="T13"><text:tab/></text:span><text:span text:style-name="T124">&lt;</text:span><text:span text:style-name="T137">param-value</text:span><text:span text:style-name="T124">&gt;</text:span><text:span text:style-name="T60">org/lindbergframework/configuracao/lindberg-config.xml</text:span><text:span text:style-name="T124">&lt;/</text:span><text:span text:style-name="T137">param-value</text:span><text:span text:style-name="T124">&gt;</text:span></text:p>
      <text:p text:style-name="P94"><text:span text:style-name="T13"><text:s text:c="3"/></text:span><text:span text:style-name="T124">&lt;/</text:span><text:span text:style-name="T137">context-param</text:span><text:span text:style-name="T124">&gt;</text:span></text:p>
      <text:p text:style-name="P83"><text:s text:c="2"/></text:p>
      <text:p text:style-name="P94"><text:span text:style-name="T13"><text:s text:c="3"/></text:span><text:span text:style-name="T124">&lt;</text:span><text:span text:style-name="T137">context-param</text:span><text:span text:style-name="T124">&gt; </text:span><text:span text:style-name="T162">&lt;!--(ISTO É OPCIONAL)--&gt;</text:span></text:p>
      <text:p text:style-name="P94"><text:span text:style-name="T13"><text:tab/></text:span><text:span text:style-name="T124">&lt;</text:span><text:span text:style-name="T137">param-name</text:span><text:span text:style-name="T124">&gt;</text:span><text:span text:style-name="T13">lindbergConfigClass</text:span><text:span text:style-name="T124">&lt;/</text:span><text:span text:style-name="T137">param-name</text:span><text:span text:style-name="T124">&gt;</text:span></text:p>
      <text:p text:style-name="P94"><text:span text:style-name="T13"><text:tab/></text:span><text:span text:style-name="T124">&lt;</text:span><text:span text:style-name="T137">param-alue</text:span><text:span text:style-name="T124">&gt;</text:span><text:span text:style-name="T13">org.lindbergframework.core.context.WebClassPathXmlCoreConfiguration</text:span><text:span text:style-name="T124">&lt;/</text:span><text:span text:style-name="T137">param-value</text:span><text:span text:style-name="T124">&gt;</text:span></text:p>
      <text:p text:style-name="P94"><text:span text:style-name="T13"><text:s text:c="3"/></text:span><text:span text:style-name="T124">&lt;/</text:span><text:span text:style-name="T137">context-param</text:span><text:span text:style-name="T124">&gt;</text:span></text:p>
      <text:p text:style-name="P83"><text:s text:c="2"/></text:p>
      <text:p text:style-name="P94"><text:span text:style-name="T13"><text:s text:c="2"/></text:span><text:span text:style-name="T124">&lt;</text:span><text:span text:style-name="T137">listener</text:span><text:span text:style-name="T124">&gt; </text:span></text:p>
      <text:p text:style-name="P94"><text:span text:style-name="T13"><text:s text:c="4"/></text:span><text:span text:style-name="T124">&lt;</text:span><text:span text:style-name="T137">listener-class</text:span><text:span text:style-name="T124">&gt;</text:span><text:span text:style-name="T13">org.lindbergframework.web.context.LindbergConfigLoaderListener</text:span><text:span text:style-name="T124">&lt;/</text:span><text:span text:style-name="T137">listener-class</text:span><text:span text:style-name="T124">&gt;</text:span></text:p>
      <text:p text:style-name="P94"><text:span text:style-name="T13"><text:s text:c="2"/></text:span><text:span text:style-name="T124">&lt;/</text:span><text:span text:style-name="T137">listener</text:span><text:span text:style-name="T124">&gt;</text:span></text:p>
      <text:p text:style-name="P34"><text:s/></text:p>
      <text:p text:style-name="P89"><text:span text:style-name="T60"><text:tab/><text:tab/>No exemplo acima observe que adicionamos o </text:span><text:span text:style-name="T64">listener LindbergConfigLoaderListener,</text:span><text:span text:style-name="T60"> que é o </text:span><text:span text:style-name="T64">ServletContextListener </text:span><text:span text:style-name="T60">provido pelo lindbergframework e que sabe como configurar de forma automatizada o framework. Adicionamos o parâmetro </text:span><text:span text:style-name="T64">lindbergConfigLocation</text:span><text:span text:style-name="T60">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4">CoreConfiguration</text:span><text:span text:style-name="T60"> que trabalha com um arquivo TXT segundo uma formatação que eu criei então esse parâmetro vai apontar para um arquivo TXT que segue o padrão de </text:span><text:soft-page-break/><text:span text:style-name="T60">formatação que eu defini. Para que haja essa flexibilidade é que é possível definir a implementação de </text:span><text:span text:style-name="T64">CoreConfiguration</text:span><text:span text:style-name="T60"> que deve ser usada através do parâmetro </text:span><text:span text:style-name="T64">lindbergConfigClass</text:span><text:span text:style-name="T60">.</text:span></text:p>
      <text:p text:style-name="P89"><text:span text:style-name="T60"><text:tab/><text:tab/>Observe que parâmetro </text:span><text:span text:style-name="T64">lindbergConfigClass</text:span><text:span text:style-name="T60"> neste exemplo está com um comentário dizendo que é </text:span><text:span text:style-name="T60">opcional. Este parâmetro tem um valor </text:span><text:span text:style-name="T64">default</text:span><text:span text:style-name="T60"> e na não declaração deste, o framework usa a implementação que está sendo usada de forma explicita neste exemplo: </text:span><text:span text:style-name="T64">WebClassPathXmlCoreConfiguration</text:span><text:span text:style-name="T60">.</text:span></text:p>
      <text:p text:style-name="P34"/>
      <text:p text:style-name="P34"><text:tab/><text:tab/>Passos:</text:p>
      <text:list xml:id="list34724828" text:style-name="L7">
        <text:list-item>
          <text:p text:style-name="P149"><text:span text:style-name="T29">Declarar o listener: <text:s/></text:span><text:span text:style-name="T15">org.lindbergframework.web.context.LindbergConfigLoaderListener</text:span></text:p>
        </text:list-item>
        <text:list-item>
          <text:p text:style-name="P152">Declarar os Parâmetros:</text:p>
          <text:list>
            <text:list-item>
              <text:p text:style-name="P159">lindbergConfigLocation: Local onde está o arquivo de configuração</text:p>
            </text:list-item>
            <text:list-item>
              <text:p text:style-name="P162"><text:span text:style-name="T44">lindbergConfigClass: Implementação de </text:span><text:span text:style-name="T53">CoreConfiguration</text:span><text:span text:style-name="T44"> que efetuará o parser da configuração. Quando não definido este parâmetro a implementação padrão, </text:span><text:span text:style-name="T53">WebClassPathXmlCoreConfiguration, </text:span><text:span text:style-name="T44">é usada.</text:span></text:p>
            </text:list-item>
          </text:list>
        </text:list-item>
      </text:list>
      <text:p text:style-name="P18"/>
      <text:p text:style-name="P29"><text:span text:style-name="T44"><text:tab/><text:tab/></text:span><text:span text:style-name="T29">A partir daí é só iniciar o servidor que o framework será configurado automáticamente.</text:span></text:p>
      <text:p text:style-name="P34"/>
      <text:p text:style-name="P67">4 – Injeção de Dependência e Inversão de Controle com o lindbergframework.</text:p>
      <text:p text:style-name="P59"/>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
      <text:p text:style-name="P62"><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1">org.lindbergframework.exemplo.*</text:span> foi definido, isso fará com que o LDIC crie seu contexto de beans visualizando apenas beans que estão dentro do escopo do pacote <text:span text:style-name="T71">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1">br.empresa.beans</text:span> define que apenas os beans dentro deste pacote serão visualizados. Qualquer bean dentro de um sub pacote deste não será encontrado como por exemplo um bean dentro de <text:span text:style-name="T71">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1">br.empresa.beans</text:span> como pacote base. Para que um bean dentro de <text:span text:style-name="T71">br.empresa.beans.exemplo</text:span> também sejá visualizado e incluído no contexto o pacote base deve ser definido usando ”.*” como a seguir:</text:p>
      <text:p text:style-name="P34"/>
      <text:p text:style-name="P34"><text:tab/><text:tab/> <text:s text:c="9"/><text:span text:style-name="T71">br.empresa.beans.*</text:span></text:p>
      <text:p text:style-name="P46"/>
      <text:p text:style-name="P34"><text:span text:style-name="T71"><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1">br.empresa.beans</text:span> e seus sub pacotes mas que o pacote <text:span text:style-name="T71">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3"><text:span text:style-name="T74"><text:tab/><text:tab/><text:tab/></text:span><text:span text:style-name="T101">br.empresa.beans:schemas.*</text:span></text:p>
      <text:p text:style-name="P104"/>
      <text:p text:style-name="P104"/>
      <text:p text:style-name="P59"><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34"/>
      <text:p text:style-name="P34"/>
      <text:p text:style-name="P62"><text:tab/><text:tab/>4.2 – Fábrica de Beans (<text:span text:style-name="T71">BeanFactory</text:span>)</text:p>
      <text:p text:style-name="P34"/>
      <text:p text:style-name="P59"><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9"><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text:span><text:soft-page-break/><text:span text:style-name="T4">por um </text:span><text:span text:style-name="T10">BeanMapper</text:span><text:span text:style-name="T4"> a correta instãncia de um bean solicitado com base em um ID seja criado e retornado pela fábrica. </text:span></text:p>
      <text:p text:style-name="P34"/>
      <text:p text:style-name="P59"><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34"/>
      <text:p text:style-name="P62"><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1">DependencyManager</text:span> que define um gerenciador de dependências que tem como responsabilidade auxiliar uma <text:span text:style-name="T71">BeanFactory </text:span>resolvendo as dependências dos beans solicitados. A implementação padrão desta interface é um gerenciador de dependências baseado em annotation – <text:span text:style-name="T71">AnnotationDependencyManager.</text:span> </text:p>
      <text:p text:style-name="P34"/>
      <text:p text:style-name="P34"><text:tab/>Para exemplificar considere o código abaixo que não usa a injeção automática de dependência:</text:p>
      <text:p text:style-name="P34"/>
      <text:p text:style-name="P77"><text:span text:style-name="T116">public</text:span> <text:span text:style-name="T116">interface</text:span> ISistemaFacade {</text:p>
      <text:p text:style-name="P72"><text:s text:c="4"/></text:p>
      <text:p text:style-name="P92"><text:span text:style-name="T13"><text:s text:c="4"/></text:span><text:span text:style-name="T116">public</text:span><text:span text:style-name="T13"> </text:span><text:span text:style-name="T116">void</text:span><text:span text:style-name="T13"> cadastrarPessoa(Pessoa pessoa);</text:span></text:p>
      <text:p text:style-name="P92"/>
      <text:p text:style-name="P72">}</text:p>
      <text:p text:style-name="P37"/>
      <text:p text:style-name="P72"><text:span text:style-name="T121">public</text:span><text:span text:style-name="T74"> </text:span><text:span text:style-name="T121">class</text:span><text:span text:style-name="T74"> SistemaFacade </text:span><text:span text:style-name="T121">implements</text:span><text:span text:style-name="T74"> ISistemaFacade{</text:span></text:p>
      <text:p text:style-name="P72"><text:s text:c="4"/></text:p>
      <text:p text:style-name="P92"><text:span text:style-name="T13"><text:s text:c="4"/></text:span><text:span text:style-name="T116">private</text:span><text:span text:style-name="T13"> IPessoaBC </text:span><text:span text:style-name="T167">pessoaBC</text:span><text:span text:style-name="T13"> = </text:span><text:span text:style-name="T116">new</text:span><text:span text:style-name="T13"> PessoaBC();</text:span></text:p>
      <text:p text:style-name="P72"><text:s text:c="4"/></text:p>
      <text:p text:style-name="P92"><text:span text:style-name="T13"><text:s text:c="4"/></text:span><text:span text:style-name="T116">public</text:span><text:span text:style-name="T13"> </text:span><text:span text:style-name="T116">void</text:span><text:span text:style-name="T13"> cadastrarPessoa(Pessoa pessoa){</text:span></text:p>
      <text:p text:style-name="P92"><text:span text:style-name="T13"><text:s text:c="8"/></text:span><text:span text:style-name="T167">pessoaBC</text:span><text:span text:style-name="T13">.cadastrar(pessoa);</text:span></text:p>
      <text:p text:style-name="P72"><text:s text:c="4"/>}</text:p>
      <text:p text:style-name="P92"/>
      <text:p text:style-name="P72">}</text:p>
      <text:p text:style-name="P108"/>
      <text:p text:style-name="P72"><text:span text:style-name="T121">public</text:span><text:span text:style-name="T74"> </text:span><text:span text:style-name="T121">interface</text:span><text:span text:style-name="T74"> IPessoaBC {</text:span></text:p>
      <text:p text:style-name="P92"/>
      <text:p text:style-name="P92"><text:span text:style-name="T13"><text:s text:c="3"/></text:span><text:span text:style-name="T116">public</text:span><text:span text:style-name="T13"> </text:span><text:span text:style-name="T116">void</text:span><text:span text:style-name="T13"> cadastrar(Pessoa pessoa);</text:span></text:p>
      <text:p text:style-name="P92"/>
      <text:p text:style-name="P72">}</text:p>
      <text:p text:style-name="P37"/>
      <text:p text:style-name="P72"><text:span text:style-name="T121">public</text:span><text:span text:style-name="T74"> </text:span><text:span text:style-name="T121">class</text:span><text:span text:style-name="T74"> PessoaBC </text:span><text:span text:style-name="T121">implements</text:span><text:span text:style-name="T74"> IPessoaBC{</text:span></text:p>
      <text:p text:style-name="P72"><text:s text:c="4"/></text:p>
      <text:p text:style-name="P92"><text:span text:style-name="T13"><text:s text:c="4"/></text:span><text:span text:style-name="T116">private</text:span><text:span text:style-name="T13"> IPessoaDAO </text:span><text:span text:style-name="T167">pessoaDAO</text:span><text:span text:style-name="T13"> = </text:span><text:span text:style-name="T116">new</text:span><text:span text:style-name="T13"> PessoaDAO();</text:span></text:p>
      <text:p text:style-name="P72"><text:s text:c="4"/></text:p>
      <text:p text:style-name="P92"><text:soft-page-break/><text:span text:style-name="T13"><text:s text:c="4"/></text:span><text:span text:style-name="T116">public</text:span><text:span text:style-name="T13"> </text:span><text:span text:style-name="T116">void</text:span><text:span text:style-name="T13"> cadastrar(Pessoa pessoa) {</text:span></text:p>
      <text:p text:style-name="P92"><text:span text:style-name="T13"><text:s text:c="8"/></text:span><text:span text:style-name="T167">pessoaDAO</text:span><text:span text:style-name="T13">.cadastrar(pessoa);</text:span></text:p>
      <text:p text:style-name="P72"><text:s text:c="4"/>}</text:p>
      <text:p text:style-name="P92"/>
      <text:p text:style-name="P72">}</text:p>
      <text:p text:style-name="P107"/>
      <text:p text:style-name="P72"><text:span text:style-name="T121">public</text:span><text:span text:style-name="T74"> </text:span><text:span text:style-name="T121">interface</text:span><text:span text:style-name="T74"> IPessoaDAO {</text:span></text:p>
      <text:p text:style-name="P72"><text:s text:c="4"/></text:p>
      <text:p text:style-name="P92"><text:span text:style-name="T13"><text:s text:c="4"/></text:span><text:span text:style-name="T116">public</text:span><text:span text:style-name="T13"> </text:span><text:span text:style-name="T116">void</text:span><text:span text:style-name="T13"> cadastrar(Pessoa pessoa);</text:span></text:p>
      <text:p text:style-name="P92"/>
      <text:p text:style-name="P72">}</text:p>
      <text:p text:style-name="P37"/>
      <text:p text:style-name="P72"><text:span text:style-name="T121">public</text:span><text:span text:style-name="T74"> </text:span><text:span text:style-name="T121">class</text:span><text:span text:style-name="T74"> PessoaDAO </text:span><text:span text:style-name="T121">implements</text:span><text:span text:style-name="T74"> IPessoaDAO{</text:span></text:p>
      <text:p text:style-name="P72"><text:s text:c="4"/></text:p>
      <text:p text:style-name="P92"><text:span text:style-name="T13"><text:s text:c="4"/></text:span><text:span text:style-name="T116">public</text:span><text:span text:style-name="T13"> </text:span><text:span text:style-name="T116">void</text:span><text:span text:style-name="T13"> cadastrar(Pessoa pessoa){</text:span></text:p>
      <text:p text:style-name="P92"><text:span text:style-name="T13"><text:s text:c="8"/>System.</text:span><text:span text:style-name="T168">out</text:span><text:span text:style-name="T13">.println(</text:span><text:span text:style-name="T95">"Pessoa cadastrada: "</text:span><text:span text:style-name="T13">+pessoa.getNome());</text:span></text:p>
      <text:p text:style-name="P72"><text:s text:c="4"/>}</text:p>
      <text:p text:style-name="P92"/>
      <text:p text:style-name="P72">}</text:p>
      <text:p text:style-name="P37"/>
      <text:p text:style-name="P37">Código de teste:</text:p>
      <text:p text:style-name="P37"/>
      <text:p text:style-name="P72"><text:span text:style-name="T74">Pessoa pessoa = </text:span><text:span text:style-name="T121">new</text:span><text:span text:style-name="T74"> Pessoa(</text:span><text:span text:style-name="T99">"joão"</text:span><text:span text:style-name="T74">);</text:span></text:p>
      <text:p text:style-name="P92"><text:span text:style-name="T13">ISistemaFacade sistemaFacade = </text:span><text:span text:style-name="T116">new</text:span><text:span text:style-name="T13"> SistemaFacade();</text:span></text:p>
      <text:p text:style-name="P72">sistemaFacade.cadastrarPessoa(pessoa);</text:p>
      <text:p text:style-name="P72"/>
      <text:p text:style-name="P73"><text:tab/><text:span text:style-name="T89">Observe que as classes demonstradas acima não usam recurso de injeção de dependência algum e referem diretamente as implementações finais das classes ao qual dependem. Neste caso observe que a fachada do nosso sistema depende de um </text:span><text:span text:style-name="T91">business controller</text:span><text:span text:style-name="T89"> que implementa a interface </text:span><text:span text:style-name="T91">IPessoaBC</text:span><text:span text:style-name="T89"> e a instância é criada diretamente via operador </text:span><text:span text:style-name="T91">new</text:span><text:span text:style-name="T89"> no código tornando a fachada do nosso sistema extremamente dependente da implementação </text:span><text:span text:style-name="T91">PessoaBC</text:span><text:span text:style-name="T89"> da interface </text:span><text:span text:style-name="T91">IPessoaBC</text:span><text:span text:style-name="T89">. Da mesma forma a implementação </text:span><text:span text:style-name="T91">PessoaBC</text:span><text:span text:style-name="T89"> dependente de uma implementação de </text:span><text:span text:style-name="T91">IPessoaDAO </text:span><text:span text:style-name="T89">e como foi feito na fachada a implementação </text:span><text:span text:style-name="T91">PessoaDAO</text:span><text:span text:style-name="T89"> está diretamente referenciada no código e a instância criada diretamente no código. Neste exemplo os três níveis estão extremamente interdependentes, dificultando qualquer evolução </text:span><text:span text:style-name="T89">ou manutenção no código pois o código está extremamente amarrado a implementações e não a interfaces </text:span><text:span text:style-name="T89">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7"><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57"><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34"/>
      <text:p text:style-name="P57"><text:span text:style-name="T5"><text:tab/><text:tab/></text:span><text:span text:style-name="T6">- @Inject:</text:span><text:span text:style-name="T5"> Annotation que define um ponto de injeção de dependência em um bean. O único </text:span><text:soft-page-break/><text:span text:style-name="T5">parâmetro que esta annotation contém é o </text:span><text:span text:style-name="T7">value</text:span><text:span text:style-name="T5"> que é o ID do bean que deve ser injetado no atributo de </text:span><text:span text:style-name="T5">classe onde esta annotation foi declarada.</text:span></text:p>
      <text:p text:style-name="P34"/>
      <text:p text:style-name="P57"><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34"/>
      <text:p text:style-name="P74"><text:span text:style-name="T121">import</text:span><text:span text:style-name="T74"> org.lindbergframework.beans.di.annotation.Bean;</text:span></text:p>
      <text:p text:style-name="P92"><text:span text:style-name="T116">import</text:span><text:span text:style-name="T13"> org.lindbergframework.beans.di.annotation.Inject;</text:span></text:p>
      <text:p text:style-name="P92"/>
      <text:p text:style-name="P92"><text:span text:style-name="T170">@Bean</text:span><text:span text:style-name="T13">(</text:span><text:span text:style-name="T95">"sistemaFacade"</text:span><text:span text:style-name="T13">)</text:span></text:p>
      <text:p text:style-name="P92"><text:span text:style-name="T116">public</text:span><text:span text:style-name="T13"> </text:span><text:span text:style-name="T116">class</text:span><text:span text:style-name="T13"> SistemaFacade </text:span><text:span text:style-name="T116">implements</text:span><text:span text:style-name="T13"> ISistemaFacade{</text:span></text:p>
      <text:p text:style-name="P72"><text:s text:c="4"/></text:p>
      <text:p text:style-name="P92"><text:span text:style-name="T13"><text:s text:c="4"/></text:span><text:span text:style-name="T170">@Inject</text:span><text:span text:style-name="T13">(</text:span><text:span text:style-name="T95">"pessoaBC"</text:span><text:span text:style-name="T13">)</text:span></text:p>
      <text:p text:style-name="P92"><text:span text:style-name="T13"><text:s text:c="4"/></text:span><text:span text:style-name="T116">private</text:span><text:span text:style-name="T13"> IPessoaBC </text:span><text:span text:style-name="T167">pessoaBC</text:span><text:span text:style-name="T13">;</text:span></text:p>
      <text:p text:style-name="P72"><text:s text:c="4"/></text:p>
      <text:p text:style-name="P92"><text:span text:style-name="T13"><text:s text:c="4"/></text:span><text:span text:style-name="T116">public</text:span><text:span text:style-name="T13"> </text:span><text:span text:style-name="T116">void</text:span><text:span text:style-name="T13"> cadastrarPessoa(Pessoa pessoa){</text:span></text:p>
      <text:p text:style-name="P92"><text:span text:style-name="T13"><text:s text:c="8"/></text:span><text:span text:style-name="T167">pessoaBC</text:span><text:span text:style-name="T13">.cadastrar(pessoa);</text:span></text:p>
      <text:p text:style-name="P72"><text:s text:c="4"/>}</text:p>
      <text:p text:style-name="P72">}</text:p>
      <text:p text:style-name="P39"/>
      <text:p text:style-name="P72"><text:span text:style-name="T121">import</text:span><text:span text:style-name="T74"> org.lindbergframework.beans.di.annotation.Bean;</text:span></text:p>
      <text:p text:style-name="P92"><text:span text:style-name="T116">import</text:span><text:span text:style-name="T13"> org.lindbergframework.beans.di.annotation.Inject;</text:span></text:p>
      <text:p text:style-name="P92"/>
      <text:p text:style-name="P92"><text:span text:style-name="T170">@Bean</text:span><text:span text:style-name="T13">(</text:span><text:span text:style-name="T95">"pessoaBC"</text:span><text:span text:style-name="T13">)</text:span></text:p>
      <text:p text:style-name="P92"><text:span text:style-name="T116">public</text:span><text:span text:style-name="T13"> </text:span><text:span text:style-name="T116">class</text:span><text:span text:style-name="T13"> PessoaBC </text:span><text:span text:style-name="T116">implements</text:span><text:span text:style-name="T13"> IPessoaBC{</text:span></text:p>
      <text:p text:style-name="P72"><text:s text:c="4"/></text:p>
      <text:p text:style-name="P92"><text:span text:style-name="T13"><text:s text:c="4"/></text:span><text:span text:style-name="T170">@Inject</text:span><text:span text:style-name="T13">(</text:span><text:span text:style-name="T95">"pessoaDAO"</text:span><text:span text:style-name="T13">)</text:span></text:p>
      <text:p text:style-name="P92"><text:span text:style-name="T13"><text:s text:c="4"/></text:span><text:span text:style-name="T116">private</text:span><text:span text:style-name="T13"> IPessoaDAO </text:span><text:span text:style-name="T167">pessoaDAO</text:span><text:span text:style-name="T13">;</text:span></text:p>
      <text:p text:style-name="P72"><text:s text:c="4"/></text:p>
      <text:p text:style-name="P92"><text:span text:style-name="T13"><text:s text:c="4"/></text:span><text:span text:style-name="T116">public</text:span><text:span text:style-name="T13"> </text:span><text:span text:style-name="T116">void</text:span><text:span text:style-name="T13"> cadastrar(Pessoa pessoa) {</text:span></text:p>
      <text:p text:style-name="P92"><text:span text:style-name="T13"><text:s text:c="8"/></text:span><text:span text:style-name="T167">pessoaDAO</text:span><text:span text:style-name="T13">.cadastrar(pessoa);</text:span></text:p>
      <text:p text:style-name="P72"><text:s text:c="4"/>}</text:p>
      <text:p text:style-name="P72">}</text:p>
      <text:p text:style-name="P39"/>
      <text:p text:style-name="P39"/>
      <text:p text:style-name="P39"/>
      <text:p text:style-name="P109"/>
      <text:p text:style-name="P72"><text:span text:style-name="T121">import</text:span><text:span text:style-name="T74"> org.lindbergframework.beans.di.annotation.Bean;</text:span></text:p>
      <text:p text:style-name="P92"/>
      <text:p text:style-name="P92"><text:span text:style-name="T170">@Bean</text:span><text:span text:style-name="T13">(</text:span><text:span text:style-name="T95">"pessoaDAO"</text:span><text:span text:style-name="T13">)</text:span></text:p>
      <text:p text:style-name="P92"><text:span text:style-name="T116">public</text:span><text:span text:style-name="T13"> </text:span><text:span text:style-name="T116">class</text:span><text:span text:style-name="T13"> PessoaDAO </text:span><text:span text:style-name="T116">implements</text:span><text:span text:style-name="T13"> IPessoaDAO{</text:span></text:p>
      <text:p text:style-name="P72"><text:s text:c="4"/></text:p>
      <text:p text:style-name="P92"><text:span text:style-name="T13"><text:s text:c="4"/></text:span><text:span text:style-name="T116">public</text:span><text:span text:style-name="T13"> </text:span><text:span text:style-name="T116">void</text:span><text:span text:style-name="T13"> cadastrar(Pessoa pessoa){</text:span></text:p>
      <text:p text:style-name="P92"><text:span text:style-name="T13"><text:s text:c="8"/>System.</text:span><text:span text:style-name="T168">out</text:span><text:span text:style-name="T13">.println(</text:span><text:span text:style-name="T95">"Pessoa cadastrada: "</text:span><text:span text:style-name="T13">+pessoa.getNome());</text:span></text:p>
      <text:p text:style-name="P72"><text:s text:c="4"/>}</text:p>
      <text:p text:style-name="P72">}</text:p>
      <text:p text:style-name="P79"/>
      <text:p text:style-name="P37">Código de teste:</text:p>
      <text:p text:style-name="P65"/>
      <text:p text:style-name="P84"><text:span text:style-name="T74">Pessoa pessoa = </text:span><text:span text:style-name="T121">new</text:span><text:span text:style-name="T74"> Pessoa(</text:span><text:span text:style-name="T99">"joão"</text:span><text:span text:style-name="T74">);</text:span></text:p>
      <text:p text:style-name="P97"><text:span text:style-name="T13">ISistemaFacade sistemaFacade = CoreContext.</text:span><text:span text:style-name="T65">getInstance</text:span><text:span text:style-name="T13">().getBeanFactory().getBean(</text:span><text:span text:style-name="T95">"sistemaFacade"</text:span><text:span text:style-name="T13">);</text:span></text:p>
      <text:p text:style-name="P84">sistemaFacade.cadastrarPessoa(pessoa);</text:p>
      <text:p text:style-name="P84"/>
      <text:p text:style-name="P73"><text:span text:style-name="T90"><text:tab/></text:span><text:span text:style-name="T89">Observe que neste segundo exemplo as classes não referenciam como dependência nenhum implementação específica. </text:span><text:span text:style-name="T91">SistemaFacade</text:span><text:span text:style-name="T89"> referencia apenas a interface </text:span><text:span text:style-name="T91">IPessoaBC</text:span><text:span text:style-name="T89"> e é indiferente quanto a implementação que será usada. Da mesma forma </text:span><text:span text:style-name="T91">PessoaBC</text:span><text:span text:style-name="T89"> referencia apenas a interface </text:span><text:span text:style-name="T91">IPessoaDAO</text:span><text:span text:style-name="T89"> e </text:span><text:soft-page-break/><text:span text:style-name="T89">seu funcionamento não depende e nem está acoplado a nenhuma implementação desta.</text:span></text:p>
      <text:p text:style-name="P35"/>
      <text:p text:style-name="P73"><text:span text:style-name="T89"><text:tab/>Neste último exemplo a classe </text:span><text:span text:style-name="T91">SistemaFacade</text:span><text:span text:style-name="T89"> é anotada com a annotation </text:span><text:span text:style-name="T91">@Bean</text:span><text:span text:style-name="T89"> onde o ID deste </text:span><text:span text:style-name="T89">bean é definido como </text:span><text:span text:style-name="T91">sistemaFacade</text:span><text:span text:style-name="T89">. Este bean possui uma dependência com um </text:span><text:span text:style-name="T91">IPessoaBC</text:span><text:span text:style-name="T89"> e para definir e instruir ao LDIC que faça a injeção da implementação <text:s text:c="2"/>que deve ser usada, este atributo foi anotado com a annotation </text:span><text:span text:style-name="T91">@Inject</text:span><text:span text:style-name="T89"> definindo como parâmetro o ID do bean que deve ser injetado neste ponto. Observe que não há necessidade de definição de um </text:span><text:span text:style-name="T91">setter</text:span><text:span text:style-name="T89"> para </text:span><text:span text:style-name="T91">pessoaBC</text:span><text:span text:style-name="T89">.</text:span></text:p>
      <text:p text:style-name="P35"/>
      <text:p text:style-name="P73"><text:span text:style-name="T89"><text:tab/>Da mesma forma a nossa implementação de </text:span><text:span text:style-name="T91">IPessoaBC </text:span><text:span text:style-name="T89">a classe </text:span><text:span text:style-name="T91">PessoaBC </text:span><text:span text:style-name="T89">é anotada da mesma forma, uma annotation </text:span><text:span text:style-name="T91">@Bean</text:span><text:span text:style-name="T89"> definindo o ID desta e como temos apenas uma dependência, apenas uma annotation </text:span><text:span text:style-name="T91">@Inject </text:span><text:span text:style-name="T89">foi usada, neste caso para a dependência para </text:span><text:span text:style-name="T91">IPessoaDAO.</text:span></text:p>
      <text:p text:style-name="P47"/>
      <text:p text:style-name="P73"><text:span text:style-name="T91"><text:tab/></text:span><text:span text:style-name="T89">Com as classes devidamente anotadas precisamos obter uma instância de nossa fachada e utilizá-la é aí que entram as configurações feitas no core e a nossa bean factory. No trecho abaixo obtemos do </text:span><text:span text:style-name="T91">CoreContext</text:span><text:span text:style-name="T89"> a instância da </text:span><text:span text:style-name="T91">BeanFacotry</text:span><text:span text:style-name="T89"> e a partir desta fábrica obtemos a instância do bean da fachada do </text:span><text:span text:style-name="T89">sistema e para isso passamos o ID do bean da fachada que neste caso é “</text:span><text:span text:style-name="T91">sistemaFacade” </text:span><text:span text:style-name="T89">para o método </text:span><text:span text:style-name="T91">getBean</text:span><text:span text:style-name="T89"> da </text:span><text:span text:style-name="T91">BeanFactory.</text:span><text:span text:style-name="T89"> A instância do bean da fachada retornada por este método já virá pronta com suas dependências injetadas e prontas para uso. Para este caso a instância de </text:span><text:span text:style-name="T91">sistemaFacade</text:span><text:span text:style-name="T89"> já virá preenchida com a instância correta de </text:span><text:span text:style-name="T91">pessoaBC</text:span><text:span text:style-name="T89"> e este por sua vez já estará preenchido com a instância correta de </text:span><text:span text:style-name="T91">pessoaDAO</text:span><text:span text:style-name="T89"> tudo de forma automática e transparente feita pelo LDIC.</text:span></text:p>
      <text:p text:style-name="P66"/>
      <text:p text:style-name="P85"><text:span text:style-name="T86">ISistemaFacade sistemaFacade = CoreContext.</text:span><text:span text:style-name="T88">getInstance</text:span><text:span text:style-name="T86">().getBeanFactory().getBean(</text:span><text:span text:style-name="T113">"sistemaFacade"</text:span><text:span text:style-name="T86">);</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1">superclasse</text:span> de modo que se <text:span text:style-name="T71">PessoaBC </text:span>estendesse de uma classe qualquer e esta última tivesse dependências definidas via <text:span text:style-name="T71">@Inject</text:span> estas dependências herdadas, mesmo <text:span text:style-name="T71">private</text:span>, seriam resolvidas e injetadas.</text:p>
      <text:p text:style-name="P34"/>
      <text:p text:style-name="P34"><text:tab/><text:tab/>Caso seja o ID passado para o método <text:span text:style-name="T71">getBean</text:span> não corresponda a um bean válido dentro do contexto da bean factory, uma <text:span text:style-name="T71">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1">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2"><text:tab/><text:tab/>4.2.2 – Beans com escopo <text:span text:style-name="T71">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1">singleton </text:span>o LDIC manterá sempre a mesma instância e sempre que o bean for solicitado ao LDIC esta mesma instância será retornada. Se fosse desejável, por exemplo, definir que o bean <text:span text:style-name="T71">SistemaFacade</text:span> deve ter uma única instância dentro do contexto, então especificaríamos seu escopo como <text:span text:style-name="T71">singleton</text:span> na própria annotation <text:span text:style-name="T71">@Bean</text:span>. Abaixo é mostrado como ficaria a classe <text:span text:style-name="T71">SistemaFacade</text:span> de modo a operar como um <text:span text:style-name="T71">singleton.</text:span></text:p>
      <text:p text:style-name="P34"><text:soft-page-break/></text:p>
      <text:p text:style-name="P89"><text:span text:style-name="T171">@Bean</text:span><text:span text:style-name="T17">(value = </text:span><text:span text:style-name="T101">"sistemaFacade"</text:span><text:span text:style-name="T17">,</text:span><text:span text:style-name="T18">singleton = </text:span><text:span text:style-name="T118">true</text:span><text:span text:style-name="T17">)</text:span></text:p>
      <text:p text:style-name="P92"><text:span text:style-name="T116">public</text:span><text:span text:style-name="T13"> </text:span><text:span text:style-name="T116">class</text:span><text:span text:style-name="T13"> SistemaFacade </text:span><text:span text:style-name="T116">implements</text:span><text:span text:style-name="T13"> IsistemaFacade{}</text:span></text:p>
      <text:p text:style-name="P72"/>
      <text:p text:style-name="P72"><text:tab/></text:p>
      <text:p text:style-name="P92"><text:span text:style-name="T13"><text:tab/></text:span><text:span text:style-name="T31">Observe que a annotation </text:span><text:span text:style-name="T35">@Bean</text:span><text:span text:style-name="T31"> foi alterada adicionando o atributo </text:span><text:span text:style-name="T35">singleton</text:span><text:span text:style-name="T31"> definindo o valor deste como </text:span><text:span text:style-name="T35">true</text:span><text:span text:style-name="T31"> indicando que o bean </text:span><text:span text:style-name="T35">SistemaFacade</text:span><text:span text:style-name="T31"> deve ser trabalhar como um </text:span><text:span text:style-name="T35">singleton</text:span><text:span text:style-name="T31"> dentro do contexto. O LDIC agora retornará sempre a mesma instância de </text:span><text:span text:style-name="T35">SistemaFacade</text:span><text:span text:style-name="T31"> quando este bean for solicitado.</text:span></text:p>
      <text:p text:style-name="P37"/>
      <text:p text:style-name="P37"/>
      <text:p text:style-name="P69">5 – Lindberg Persistence – LINP.</text:p>
      <text:p text:style-name="P69"/>
      <text:p text:style-name="P68"><text:tab/><text:span text:style-name="T11">Persistência é algo muito importante nos projetos enterprise e muitas soluções já foram desenvolvidas provendo suporte de modo a melhorar e facilitar o desenvolvimento no que diz respeito a </text:span><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8"><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35"/>
      <text:p text:style-name="P110"><text:span text:style-name="T30"><text:tab/>O JDBC (</text:span><text:span text:style-name="T9">Java Database Connectivity</text:span><text:span text:style-name="T29">) é o framework padrão java para persistência. O conjunto de classes providas pelo JDBC fornece o recurso de acesso a qualquer banco de dados relacional baseado em um Driver. Os detalhes sobre JDBC fogem do escopo deste documento.</text:span></text:p>
      <text:p text:style-name="P110"><text:span text:style-name="T29"><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6">stored procedure</text:span><text:span text:style-name="T29"> que retorne um ou dois cursores e mapear cada um desses cursores em objetos java, executar uma </text:span><text:span text:style-name="T36">query </text:span><text:span text:style-name="T29">SQL e popular o resultado uma lista de objetos, chamar uma </text:span><text:span text:style-name="T36">stored function</text:span><text:span text:style-name="T29">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0"><text:span text:style-name="T29"><text:tab/>Considere por exemplo uma classe </text:span><text:span text:style-name="T36">ContribuinteDAO</text:span><text:span text:style-name="T29"> que conteria provavelmente um método chamado </text:span><text:span text:style-name="T36">getContribuintes </text:span><text:span text:style-name="T29">que retornaria uma lista de objetos </text:span><text:span text:style-name="T36">Contribuinte</text:span><text:span text:style-name="T29">. Considere também que a implementação da classe </text:span><text:span text:style-name="T36">ContribuinteDAO</text:span><text:span text:style-name="T29"> use JDBC sem nenhum componente ou framework como suporte. Esse método com certeza seria implementado seguindo o seguinte algoritmo:</text:span></text:p>
      <text:p text:style-name="P35"/>
      <text:list xml:id="list34705195" text:style-name="L8">
        <text:list-item>
          <text:p text:style-name="P153">Obter conexão;</text:p>
        </text:list-item>
        <text:list-item>
          <text:p text:style-name="P150"><text:span text:style-name="T29">Obter uma </text:span><text:span text:style-name="T36">Statement</text:span><text:span text:style-name="T29"> a partir da conexão;</text:span></text:p>
        </text:list-item>
        <text:list-item>
          <text:p text:style-name="P150"><text:span text:style-name="T29">Executar a query “select * from tabela_de_contribuinte” na </text:span><text:span text:style-name="T36">Statement</text:span><text:span text:style-name="T29"> ;</text:span></text:p>
        </text:list-item>
        <text:list-item>
          <text:p text:style-name="P150"><text:span text:style-name="T29">Obter um </text:span><text:span text:style-name="T36">ResultSet</text:span><text:span text:style-name="T29"> a partir da execução da query no </text:span><text:span text:style-name="T36">Statement;</text:span></text:p>
        </text:list-item>
        <text:list-item>
          <text:p text:style-name="P163"><text:span text:style-name="T40">Criar uma lista vazia de objetos </text:span><text:span text:style-name="T36">Contribuinte;</text:span></text:p>
        </text:list-item>
        <text:list-item>
          <text:p text:style-name="P163"><text:soft-page-break/><text:span text:style-name="T40">Fazer um loop percorrendo todo o </text:span><text:span text:style-name="T36">ResultSet;</text:span></text:p>
        </text:list-item>
        <text:list-item>
          <text:p text:style-name="P163"><text:span text:style-name="T40">Criar um Objeto </text:span><text:span text:style-name="T36">Contribuinte</text:span><text:span text:style-name="T40"> e populá-lo com os dados do registro atual do cursor do </text:span><text:span text:style-name="T36">ResultSet </text:span><text:span text:style-name="T40">em cada iteração do loop;</text:span></text:p>
        </text:list-item>
        <text:list-item>
          <text:p text:style-name="P163"><text:span text:style-name="T40">Adicionar o objeto </text:span><text:span text:style-name="T36">Contribuinte</text:span><text:span text:style-name="T40"> criado e populado na lista de </text:span><text:span text:style-name="T36">Contribuintes</text:span><text:span text:style-name="T40"> criada;</text:span></text:p>
        </text:list-item>
        <text:list-item>
          <text:p text:style-name="P163"><text:span text:style-name="T40">Retornar a lista de </text:span><text:span text:style-name="T36">Contribuintes.</text:span></text:p>
        </text:list-item>
      </text:list>
      <text:p text:style-name="P16"><text:tab/></text:p>
      <text:p text:style-name="P14"><text:span text:style-name="T36"><text:tab/></text:span><text:span text:style-name="T40">O algoritmo acima poderia ser implementado no seguinte método java e qualquer outra listagem seja lá qual for a entidade manteria o mesmo padrão mudando apenas o </text:span><text:span text:style-name="T36">sql </text:span><text:span text:style-name="T40">da query, o objeto criado e a forma como cada objeto é populado.</text:span></text:p>
      <text:p text:style-name="P3"><text:tab/><text:span text:style-name="T119">public</text:span><text:span text:style-name="T23"> List&lt;Contribuinte&gt; listarContribuintes() {</text:span></text:p>
      <text:p text:style-name="P86"><text:s text:c="8"/>Connection conn = <text:span text:style-name="T173">ConexaoUtil</text:span>.getConexao();</text:p>
      <text:p text:style-name="P98"><text:span text:style-name="T13"><text:s text:c="8"/>List&lt;Contribuinte&gt; listaContribuintes = </text:span><text:span text:style-name="T116">new</text:span><text:span text:style-name="T13"> ArrayList&lt;Contribuinte&gt;();</text:span></text:p>
      <text:p text:style-name="P98"><text:span text:style-name="T13"><text:s text:c="8"/></text:span><text:span text:style-name="T116">try</text:span><text:span text:style-name="T13"> {</text:span></text:p>
      <text:p text:style-name="P86"><text:s text:c="12"/>Statement st = conn.createStatement();</text:p>
      <text:p text:style-name="P98"><text:span text:style-name="T13"><text:s text:c="12"/>ResultSet rs = st.executeQuery(</text:span><text:span text:style-name="T95">"Select * from tb_contribuinte"</text:span><text:span text:style-name="T13">);</text:span></text:p>
      <text:p text:style-name="P98"><text:span text:style-name="T13"><text:s text:c="12"/></text:span><text:span text:style-name="T116">while</text:span><text:span text:style-name="T13"> (rs.next()){</text:span></text:p>
      <text:p text:style-name="P98"><text:span text:style-name="T13"><text:s text:c="16"/>Contribuinte contribuinte = </text:span><text:span text:style-name="T116">new</text:span><text:span text:style-name="T13"> Contribuinte();</text:span></text:p>
      <text:p text:style-name="P98"><text:span text:style-name="T13"><text:s text:c="16"/>contribuinte.setNomeFantasia(rs.getString(</text:span><text:span text:style-name="T95">"nome_fantasia"</text:span><text:span text:style-name="T13">));</text:span></text:p>
      <text:p text:style-name="P98"><text:span text:style-name="T13"><text:s text:c="16"/>contribuinte.setCnpj(rs.getString(</text:span><text:span text:style-name="T95">"cnpj"</text:span><text:span text:style-name="T13">));</text:span></text:p>
      <text:p text:style-name="P86"><text:s text:c="16"/></text:p>
      <text:p text:style-name="P98"><text:span text:style-name="T13"><text:s text:c="16"/>Endereco endereco = </text:span><text:span text:style-name="T116">new</text:span><text:span text:style-name="T13"> Endereco();</text:span></text:p>
      <text:p text:style-name="P98"><text:span text:style-name="T13"><text:s text:c="16"/>endereco.setBairro(rs.getString(</text:span><text:span text:style-name="T95">"bairro"</text:span><text:span text:style-name="T13">));</text:span></text:p>
      <text:p text:style-name="P98"><text:span text:style-name="T13"><text:s text:c="16"/>endereco.setCep(rs.getString(</text:span><text:span text:style-name="T95">"cep"</text:span><text:span text:style-name="T13">));</text:span></text:p>
      <text:p text:style-name="P98"><text:span text:style-name="T13"><text:s text:c="16"/>endereco.setRua(rs.getString(</text:span><text:span text:style-name="T95">"rua"</text:span><text:span text:style-name="T13">));</text:span></text:p>
      <text:p text:style-name="P98"><text:span text:style-name="T13"><text:s text:c="16"/>endereco.setNumero(rs.getInt(</text:span><text:span text:style-name="T95">"numero"</text:span><text:span text:style-name="T13">));</text:span></text:p>
      <text:p text:style-name="P86"><text:s text:c="16"/></text:p>
      <text:p text:style-name="P86"><text:s text:c="16"/>contribuinte.setEndereco(endereco);</text:p>
      <text:p text:style-name="P86"><text:s text:c="16"/></text:p>
      <text:p text:style-name="P86"><text:s text:c="16"/>listaContribuintes.add(contribuinte);</text:p>
      <text:p text:style-name="P86"><text:s text:c="12"/>}</text:p>
      <text:p text:style-name="P86"><text:s text:c="12"/></text:p>
      <text:p text:style-name="P98"><text:span text:style-name="T13"><text:s text:c="8"/>} </text:span><text:span text:style-name="T116">catch</text:span><text:span text:style-name="T13"> (SQLException e) {</text:span></text:p>
      <text:p text:style-name="P86"><text:s text:c="12"/>e.printStackTrace();</text:p>
      <text:p text:style-name="P86"><text:s text:c="8"/>}</text:p>
      <text:p text:style-name="P86"><text:s text:c="8"/></text:p>
      <text:p text:style-name="P98"><text:span text:style-name="T13"><text:s text:c="8"/></text:span><text:span text:style-name="T116">return</text:span><text:span text:style-name="T13"> listaContribuintes;</text:span></text:p>
      <text:p text:style-name="P111"><text:span text:style-name="T22"><text:s text:c="4"/>}</text:span><text:tab/></text:p>
      <text:p text:style-name="P20"/>
      <text:p text:style-name="P14"><text:span text:style-name="T36"><text:tab/></text:span><text:span text:style-name="T40">Na implementação acima usando apenas JDBC direto observe que foi feita uma simples consulta de contribuinte onde no nosso exemplo contém apenas alguns campos e a parte da população do </text:span><text:span text:style-name="T36">ResultSet</text:span><text:span text:style-name="T40"> em objetos </text:span><text:span text:style-name="T36">Contribuinte</text:span><text:span text:style-name="T40"> já demandou várias linhas de código. Considerando que o objeto </text:span><text:span text:style-name="T36">Contribuinte</text:span><text:span text:style-name="T40"> é o <text:s/>primeiro nível, neste caso, temos um segundo nível que é o objeto </text:span><text:span text:style-name="T36">Endereco </text:span><text:span text:style-name="T40"><text:s/>que está dentro do objeto </text:span><text:span text:style-name="T36">Contribuinte</text:span><text:span text:style-name="T40"> formando assim um segundo nível de atributos</text:span><text:span text:style-name="T36">. </text:span><text:span text:style-name="T40">Na população do endereço foi necessário criar um objeto </text:span><text:span text:style-name="T36">Endereco</text:span><text:span text:style-name="T40"> populá-lo para só então setar o endereço no objeto </text:span><text:span text:style-name="T36">Contribuinte</text:span><text:span text:style-name="T40">. No nosso exemplo foram apenas alguns campos. Imagine uma consulta real de contribuinte quantas dezenas de campos </text:span><text:span text:style-name="T40">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4696085" text:style-name="L9">
        <text:list-item>
          <text:list>
            <text:list-item>
              <text:p text:style-name="P157">– Repositório de Comandos SQL - Introdução</text:p>
            </text:list-item>
          </text:list>
        </text:list-item>
      </text:list>
      <text:p text:style-name="P15"/>
      <text:p text:style-name="P15"><text:tab/>O LINP trabalha com um repositório de comandos sql que nada mais é que uma classe que implementa a interface <text:span text:style-name="T71">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1">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71">parser</text:span> da configuração funciona baseado em interface, como no CORE, e pode de acordo com a conveniência e necessidade do projeto pode ser implementado por exemplo configuração via arquivo <text:span text:style-name="T71">properties, </text:span>arquivo <text:span text:style-name="T71">txt, </text:span>enfim. Entenda como <text:span text:style-name="T71">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1">parser</text:span> de configuração do componente de persistência LINP é a <text:span text:style-name="T174">LinpConfiguration. </text:span>Esta inteface provê as constantes das propriedades de configuração que podem ser definidas para o LINP por padrão. Outras propriedades podem ser criadas de acordo com o <text:span text:style-name="T71">parser</text:span> usado.</text:p>
      <text:p text:style-name="P15"/>
      <text:p text:style-name="P17"><text:span text:style-name="T74"><text:tab/>O framework já provê implementações padrão do </text:span><text:span text:style-name="T72">parser</text:span><text:span text:style-name="T74"> para configurar o LINP. Abaixo são descritos estes </text:span><text:span text:style-name="T72">parsers</text:span><text:span text:style-name="T74"> que são encontrados no pacote </text:span><text:span text:style-name="T85">org.lindbergframework.persistence.configuration</text:span><text:span text:style-name="T74">:</text:span></text:p>
      <text:p text:style-name="P15"/>
      <text:list xml:id="list34697701" text:style-name="L10">
        <text:list-item>
          <text:p text:style-name="P158"><text:span text:style-name="T76">SimpleLinpConfiguration</text:span><text:span text:style-name="T87">:</text:span><text:span text:style-name="T86"> Deve ser usado para definição da configuração do LINP programaticamente.</text:span></text:p>
          <text:p text:style-name="P154"/>
        </text:list-item>
        <text:list-item>
          <text:p text:style-name="P151"><text:span text:style-name="T32">XmlLinpConfiguration: </text:span><text:span text:style-name="T29">Parser padrão para definição da configuração baseado em XML de acordo com o schema: </text:span><text:a xlink:type="simple" xlink:href="http://www.lindbergframework.org/schema/lindberg-config.xsd">http://www.lindbergframework.org/schema/lindberg-config.xsd</text:a><text:span text:style-name="T29">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9"><text:tab/>O schema apresentado anteriormente para configuração do CORE, </text:span><text:span text:style-name="T36">lindberg-config.xsd</text:span><text:span text:style-name="T29">, provê uma tag denominada </text:span><text:span text:style-name="T36">linp</text:span><text:span text:style-name="T29">. Esta tag é a tag raiz para toda a configuração do componente LINP via XML usando o parser default XmlLinpConfiguration. A tag </text:span><text:span text:style-name="T36">linp</text:span><text:span text:style-name="T29"> engloba as definições de </text:span><text:span text:style-name="T36">datasource</text:span><text:span text:style-name="T29">, do </text:span><text:span text:style-name="T36">transaction manager, schema padrão, </text:span><text:span text:style-name="T29">da implementação a ser usada para resolver comandos sql, o tipo java a ser usado para tipos de dados sql do tipo </text:span><text:span text:style-name="T36">cursor</text:span><text:span text:style-name="T29">,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29"><text:tab/>As propriedades que o LINP provê para configuração são apresentadas abaixo e são definidas em </text:span><text:span text:style-name="T36">LinpConfiguration</text:span><text:span text:style-name="T29">:</text:span></text:p>
      <text:list xml:id="list34722058" text:style-name="L11">
        <text:list-header>
          <text:p text:style-name="P155"/>
        </text:list-header>
        <text:list-item>
          <text:p text:style-name="P172"><text:span text:style-name="T110">lindberg.persistence.IntegerCursorType:</text:span><text:span text:style-name="T102"> </text:span></text:p>
          <text:p text:style-name="P173">- Tipo java inteiro <text:s/>para cursores;</text:p>
          <text:p text:style-name="P174"><text:span text:style-name="T44">- Valor padrão é </text:span><text:span text:style-name="T53">java.sql.Types.OTHER.</text:span></text:p>
        </text:list-item>
        <text:list-item>
          <text:p text:style-name="P175"><text:span text:style-name="T74">lindberg.persistence.TransactionManager</text:span><text:span text:style-name="T74">:</text:span></text:p>
          <text:p text:style-name="P175"><text:span text:style-name="T52">- Implementação de </text:span><text:span text:style-name="T50">TransactionManager</text:span><text:span text:style-name="T52"> que será usada para o gerenciamento das transações de banco;</text:span></text:p>
          <text:p text:style-name="P175"><text:span text:style-name="T52">- Valor padrão é </text:span><text:span text:style-name="T51">org.lindbergframework.persistence.transaction.LinpSpringTransactionManager.</text:span></text:p>
        </text:list-item>
        <text:list-item>
          <text:p text:style-name="P176">lindberg.persistence.SqlCommandResolver:</text:p>
          <text:p text:style-name="P175"><text:span text:style-name="T52">- Implementação de </text:span><text:span text:style-name="T50">SqlCommandResolver </text:span><text:span text:style-name="T52">que fará o intercambio entre a aplicação e o repositório de </text:span><text:soft-page-break/><text:span text:style-name="T52">comandos sql e atenderá a solicitações de obtenção desses comandos;</text:span></text:p>
          <text:p text:style-name="P175"><text:span text:style-name="T52">- Quando a configuração é definida programaticamente usando </text:span><text:span text:style-name="T50">SimpleLinpConfiguration</text:span><text:span text:style-name="T52"> deve ser informado;</text:span></text:p>
          <text:p text:style-name="P175"><text:span text:style-name="T52">- Usando configuração via XML através de </text:span><text:span text:style-name="T50">XmlLinpConfiguration</text:span><text:span text:style-name="T52"> o valor padrão é </text:span><text:span text:style-name="T51">org.lindbergframework.persistence.sql.XmlSqlCommandResolver.</text:span></text:p>
        </text:list-item>
        <text:list-item>
          <text:p text:style-name="P176">lindberg.persistence.DefaultSchema:</text:p>
          <text:p text:style-name="P173">- Schema de banco padrão que deve ser usado. Essa propriedade é opcional e não possui o valor padrão.</text:p>
        </text:list-item>
      </text:list>
      <text:p text:style-name="P123"/>
      <text:p text:style-name="P125">IMPORTANTE: Além dessas propriedades é importante e necessário definir a parte as configurações de datasource que o LINP usará. Isso será abordado mais a frente.</text:p>
      <text:p text:style-name="P123"/>
      <text:p text:style-name="P138">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1">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4"><text:s text:c="12"/></text:span><text:span text:style-name="T120">new</text:span><text:span text:style-name="T14"> ClassPathXmlCoreConfiguration(</text:span><text:span text:style-name="T100">"</text:span><text:span text:style-name="T111">org/lindbergframework/configuracao/lindberg-config.xml</text:span><text:span text:style-name="T100">"</text:span><text:span text:style-name="T14">);</text:span></text:p>
      <text:p text:style-name="P83"><text:s text:c="8"/></text:p>
      <text:p text:style-name="P94"><text:span text:style-name="T13">SimpleLinpConfiguration linpConfiguration = </text:span><text:span text:style-name="T116">new</text:span><text:span text:style-name="T13"> SimpleLinpConfiguration();</text:span></text:p>
      <text:p text:style-name="P83"><text:s text:c="8"/></text:p>
      <text:p text:style-name="P83">DataSource ds = createDataSource();</text:p>
      <text:p text:style-name="P94"><text:span text:style-name="T13">DataSourceConfig config = </text:span><text:span text:style-name="T116">new</text:span><text:span text:style-name="T13"> DataSourceConfig(ds, com.mysql.jdbc.Driver.</text:span><text:span text:style-name="T116">class</text:span><text:span text:style-name="T13">);</text:span></text:p>
      <text:p text:style-name="P83"><text:s text:c="8"/></text:p>
      <text:p text:style-name="P83">linpConfiguration.setDataSourceConfig(config);</text:p>
      <text:p text:style-name="P94"><text:span text:style-name="T13">linpConfiguration.setCursorType(LinpConfiguration.</text:span><text:span text:style-name="T168">DEFAULT_INTEGER_CURSOR_TYPE</text:span><text:span text:style-name="T13">);</text:span></text:p>
      <text:p text:style-name="P94"><text:span text:style-name="T13">linpConfiguration.setTransactionManager(</text:span><text:span text:style-name="T116">new</text:span><text:span text:style-name="T13"> LinpSpringTransactionManager(ds));</text:span></text:p>
      <text:p text:style-name="P83"><text:s text:c="8"/></text:p>
      <text:p text:style-name="P83">XmlSqlCommandResolver sqlCommandResolver = </text:p>
      <text:p text:style-name="P94"><text:span text:style-name="T66"><text:s/><text:tab/> <text:s text:c="4"/></text:span><text:span text:style-name="T116">new</text:span><text:span text:style-name="T13"> ClassPathXmlSqlCommandResolver(</text:span><text:span text:style-name="T95">"</text:span><text:span text:style-name="T99">org/lindbergframework/repositorioSql</text:span><text:span text:style-name="T95">/queries.xml",</text:span></text:p>
      <text:p text:style-name="P94"><text:span text:style-name="T95"><text:tab/><text:tab/><text:tab/><text:tab/><text:tab/> <text:s text:c="13"/>"</text:span><text:span text:style-name="T99">org/lindbergframework/repositorioSql</text:span><text:span text:style-name="T95">/updates.xml"</text:span><text:span text:style-name="T13">);</text:span></text:p>
      <text:p text:style-name="P83">linpConfiguration.setSqlCommandResolver(sqlCommandResolver);</text:p>
      <text:p text:style-name="P83"><text:s text:c="8"/></text:p>
      <text:p text:style-name="P83">coreConfiguration.setLinpConfiguration(linpConfiguration);</text:p>
      <text:p text:style-name="P83">CoreContext.<text:span text:style-name="T71">getInstance</text:span>().loadConfiguration(coreConfiguration);</text:p>
      <text:p text:style-name="P83"/>
      <text:p text:style-name="P83"/>
      <text:p text:style-name="P15"><text:tab/>No trecho de código acima é feita a configuração do LINP programaticamente via <text:span text:style-name="T71">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71">ClassPathXmlCoreConfiguration</text:span> para configurações do CORE baseado em um XML que está em nosso classpath. Em seguida criamos nosso <text:span text:style-name="T71">datasource </text:span>e o encapsulamos na classe que representa as configurações de <text:span text:style-name="T71">datasource</text:span> dentro do LINP que é a <text:span text:style-name="T71">DataSourceConfig</text:span>. Para tal passamos a referência do nosso <text:span text:style-name="T71">datasource </text:span>criado (ds) e o Driver que o nosso <text:span text:style-name="T71">datasource</text:span> está usando para criar um novo <text:span text:style-name="T71">DataSourceConfig. </text:span>Isso é mostrado abaixo:</text:p>
      <text:p text:style-name="P15"/>
      <text:p text:style-name="P83">DataSource ds = createDataSource();</text:p>
      <text:p text:style-name="P82">DataSourceConfig config = <text:span text:style-name="T116">new</text:span> DataSourceConfig(ds, com.mysql.jdbc.Driver.<text:span text:style-name="T116">class</text:span>);</text:p>
      <text:p text:style-name="P15"><text:tab/></text:p>
      <text:p text:style-name="P15"><text:tab/>A partir daí definimos as propriedades de acordo com nossa necessidade. Neste caso definimos:</text:p>
      <text:p text:style-name="P15"/>
      <text:list xml:id="list34721618" text:style-name="L12">
        <text:list-item>
          <text:list>
            <text:list-item>
              <text:p text:style-name="P156">DataSourceConfig:</text:p>
              <text:p text:style-name="P160"/>
              <text:p text:style-name="P160"><text:soft-page-break/>linpConfiguration.setDataSourceConfig(config);</text:p>
              <text:p text:style-name="P160"/>
            </text:list-item>
            <text:list-item>
              <text:p text:style-name="P156">CursorType:</text:p>
              <text:p text:style-name="P156"/>
            </text:list-item>
          </text:list>
        </text:list-item>
      </text:list>
      <text:p text:style-name="P15"><text:tab/> <text:s text:c="4"/><text:span text:style-name="T82">linpConfiguration.setCursorType(LinpConfiguration.</text:span><text:span text:style-name="T169">DEFAULT_INTEGER_CURSOR_TYPE</text:span><text:span text:style-name="T82">);</text:span></text:p>
      <text:p text:style-name="P23"/>
      <text:list xml:id="list35358029" text:continue-numbering="true" text:style-name="L12">
        <text:list-item>
          <text:list>
            <text:list-item>
              <text:p text:style-name="P156">TransactionManager:</text:p>
              <text:p text:style-name="P160"/>
              <text:p text:style-name="P160">linpConfiguration.setTransactionManager(<text:span text:style-name="T116">new</text:span> LinpSpringTransactionManager(ds));</text:p>
              <text:p text:style-name="P160"/>
            </text:list-item>
            <text:list-item>
              <text:p text:style-name="P156">SqlCommandResolver:</text:p>
              <text:p text:style-name="P161">XmlSqlCommandResolver sqlCommandResolver = </text:p>
            </text:list-item>
          </text:list>
          <text:p text:style-name="P164"><text:span text:style-name="T66"><text:s text:c="6"/></text:span><text:span text:style-name="T116">new </text:span><text:span text:style-name="T13">ClassPathXmlSqlCommandResolver(</text:span><text:span text:style-name="T95">"</text:span><text:span text:style-name="T99">org/lindbergframework/repositorioSql</text:span><text:span text:style-name="T95">/queries.xml",</text:span></text:p>
          <text:p text:style-name="P164"><text:span text:style-name="T95"><text:tab/><text:tab/><text:tab/><text:tab/> <text:s text:c="13"/>"</text:span><text:span text:style-name="T99">org/lindbergframework/repositorioSql</text:span><text:span text:style-name="T95">/updates.xml"</text:span><text:span text:style-name="T13">);</text:span></text:p>
          <text:list text:continue-numbering="true">
            <text:list-header>
              <text:p text:style-name="P160">linpConfiguration.setSqlCommandResolver(sqlCommandResolver);</text:p>
            </text:list-header>
          </text:list>
        </text:list-item>
      </text:list>
      <text:p text:style-name="P22"/>
      <text:p text:style-name="P122"><text:span text:style-name="T89">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89">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2">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1">CoreContext,</text:span> também inicializará automaticamente o LINP a partir de seu contexto, <text:span text:style-name="T71">LinpContext.</text:span> O <text:span text:style-name="T71">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2">CoreContext.</text:span><text:span text:style-name="T83">getInstance</text:span><text:span text:style-name="T82">().loadConfiguration(coreConfiguration);</text:span> </text:p>
      <text:p text:style-name="P15"/>
      <text:p text:style-name="P15"><text:tab/>O log no concole apresentará, dentre outras coisas, o seguinte trecho após a execução do <text:span text:style-name="T71">loadConfiguration</text:span> indicando o status da inicialização de cada módulo:</text:p>
      <text:p text:style-name="P15"/>
      <text:p text:style-name="P17"><text:span text:style-name="T74"><text:tab/></text:span><text:span text:style-name="T165">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1">CoreContext</text:span> verifica que precisa inicializar LINP<text:span text:style-name="T71"> </text:span>então dispara o processo de inicialização e configuração de <text:span text:style-name="T71">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39">5.3.2 – Configurando o LINP na prática – Usando XML</text:p>
      <text:p text:style-name="P124"/>
      <text:p text:style-name="P126"><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1">&lt;core&gt;</text:span> e as do LINP dentro da tag, de mesmo nível hierárquico no XML, <text:span text:style-name="T71">&lt;linp&gt;. </text:span>As mesmas configurações que foram usadas no exemplo de configuração programaticamente no exemplo anterior pode ser feita, e com mais flexibilidade ainda, via XML.</text:p>
      <text:p text:style-name="P126"><text:tab/><text:tab/></text:p>
      <text:p text:style-name="P126"><text:tab/><text:tab/>Como o XML de configuração do componente <text:span text:style-name="T71">LINP</text:span> é o mesmo do de configuração do <text:span text:style-name="T71">CORE</text:span> do framework então o schema é o mesmo. </text:p>
      <text:p text:style-name="P126"/>
      <text:p text:style-name="P126"><text:tab/><text:tab/>Schema: <text:s/><text:a xlink:type="simple" xlink:href="http://www.lindbergframework.org/schema/lindberg-config.xsd">http://www.lindbergframework.org/schema/lindberg-config.xsd</text:a></text:p>
      <text:p text:style-name="P126"/>
      <text:p text:style-name="P126"><text:tab/><text:tab/>A diferença para as configurações do componente de persistência é que novas tags e atributos são usados para configurar o <text:span text:style-name="T71">LINP.</text:span> Estas novas tags estão descritas no schema acima. As propriedades de configuração, seguindo a mesma ideia do <text:span text:style-name="T71">CORE,</text:span> são detalhas abaixo. Seu uso é demonstrado na prática mais a frente:</text:p>
      <text:p text:style-name="P126"/>
      <text:p text:style-name="P132"><text:span text:style-name="T60"><text:tab/><text:tab/>- </text:span><text:span text:style-name="T105">lindberg.persistence.IntegerCursorType</text:span><text:span text:style-name="T109"> </text:span></text:p>
      <text:p text:style-name="P132"><text:span text:style-name="T109"><text:tab/><text:tab/></text:span><text:span text:style-name="T164">(se não for definida o tipo inteiro para cursores de banco <text:s/>padrão será usado – java.sql.Types.OTHER)</text:span><text:span text:style-name="T109">:</text:span></text:p>
      <text:p text:style-name="P132"><text:span text:style-name="T20"><text:tab/><text:tab/></text:span><text:span text:style-name="T67">Tipo inteiro para cursores de banco, quando o banco em uso provê o recurso de cursores. </text:span></text:p>
      <text:p text:style-name="P133"><text:span text:style-name="T60"><text:tab/><text:tab/>Geralmente, quando definida explicitamente é usada alguma constante específica do banco de dados <text:tab/><text:tab/><text:tab/>adotado. </text:span><text:span text:style-name="T60">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4">oracle.jdbc.OracleTypes.CURSOR</text:span><text:span text:style-name="T60">, pois o banco oracle fornece junto com seu driver <text:tab/><text:tab/>uma constante do tipo inteiro (padrão) que identifica tipos de cursores de banco:</text:span></text:p>
      <text:p text:style-name="P129"/>
      <text:p text:style-name="P132"><text:span text:style-name="T67"><text:tab/><text:tab/></text:span><text:span text:style-name="T127">&lt;</text:span><text:span text:style-name="T140">config-property </text:span><text:span text:style-name="T156">name</text:span><text:span text:style-name="T16">=</text:span><text:span text:style-name="T105">"lindberg.persistence.IntegerCursorType"</text:span></text:p>
      <text:p text:style-name="P132"><text:span text:style-name="T105"><text:tab/><text:tab/><text:tab/><text:tab/> <text:s text:c="4"/></text:span><text:span text:style-name="T156">value</text:span><text:span text:style-name="T16">=</text:span><text:span text:style-name="T105">"</text:span><text:span text:style-name="T107">#</text:span><text:span text:style-name="T105">oracle.jdbc.OracleTypes.CURSOR"</text:span><text:span text:style-name="T16"> </text:span><text:span text:style-name="T127">/&gt;</text:span></text:p>
      <text:p text:style-name="P131"><text:tab/><text:tab/></text:p>
      <text:p text:style-name="P126"><text:s/><text:tab/><text:tab/><text:span text:style-name="T172">Observe que foi usado no valor dessa propriedade o carácter coringa </text:span><text:span text:style-name="T73">'#' <text:s/></text:span><text:span text:style-name="T172"><text:s/>para definir que o valor será obtido através da constante estática e pública </text:span><text:span text:style-name="T73">CURSOR</text:span><text:span text:style-name="T172"> na classe </text:span><text:span text:style-name="T73">oracle.jdbc.OracleTypes. </text:span><text:span text:style-name="T172">Esse recurso de carácter coringa foi abordado com detalhes na sessão 3.3.2.1 deste documento.</text:span></text:p>
      <text:p text:style-name="P127"/>
      <text:p text:style-name="P127"/>
      <text:p text:style-name="P128"><text:span text:style-name="T74"><text:tab/><text:tab/>- </text:span><text:span text:style-name="T108">lindberg.persistence.TransactionManager</text:span></text:p>
      <text:p text:style-name="P128"><text:span text:style-name="T103"><text:tab/><text:tab/></text:span><text:span text:style-name="T166">(se não for definida o TransactionManager padrão será usado –</text:span></text:p>
      <text:p text:style-name="P128"><text:span text:style-name="T166"><text:tab/><text:tab/> org.lindbergframework.persistence.transaction.LinpSpringTransactionManager)</text:span><text:span text:style-name="T114">:</text:span></text:p>
      <text:p text:style-name="P128"><text:span text:style-name="T114"><text:tab/><text:tab/></text:span><text:span text:style-name="T176">Implementação de </text:span><text:span text:style-name="T178">TransactionManager</text:span><text:span text:style-name="T176"> que deve ser usada para o gerenciamento de transações.</text:span></text:p>
      <text:p text:style-name="P135"/>
      <text:p text:style-name="P128"><text:span text:style-name="T176"><text:tab/><text:tab/></text:span><text:span text:style-name="T177">O gerenciamento de transações do LINP é detalhado mais a frente.</text:span></text:p>
      <text:p text:style-name="P136"/>
      <text:p text:style-name="P128"><text:span text:style-name="T177"><text:tab/><text:tab/>- </text:span><text:span text:style-name="T104">lindberg.persistence.SqlCommandResolver </text:span><text:span text:style-name="T166">(requerido)</text:span></text:p>
      <text:p text:style-name="P134"><text:span text:style-name="T92"><text:tab/><text:tab/></text:span><text:span text:style-name="T93">Implementação de </text:span><text:span text:style-name="T94">SqlCommandResolver</text:span><text:span text:style-name="T93"> que será usada para resolver comandos sql requisitados pela <text:tab/><text:tab/><text:tab/>aplicação fazendo uma ponte entre os DAO´s (</text:span><text:span text:style-name="T94">Data Access Objects)</text:span><text:span text:style-name="T93"> <text:s/>e o repositório comandos sql.</text:span></text:p>
      <text:p text:style-name="P135"/>
      <text:p text:style-name="P134"><text:span text:style-name="T93"><text:tab/><text:tab/>- </text:span><text:span text:style-name="T103">lindberg.persistence.DefaultSchema </text:span><text:span text:style-name="T166">(opcional)</text:span></text:p>
      <text:p text:style-name="P134"><text:soft-page-break/><text:span text:style-name="T103"><text:tab/><text:tab/></text:span><text:span text:style-name="T93">Schema padrão que deve ser usado.</text:span></text:p>
      <text:p text:style-name="P137"><text:tab/><text:tab/></text:p>
      <text:p text:style-name="P130"><text:tab/><text:tab/></text:p>
      <text:p text:style-name="P36"><text:tab/><text:tab/>Abaixo é ilustrado de forma detalhada o schema <text:a xlink:type="simple" xlink:href="http://www.lindbergframework.org/schema/lindberg-config.xsd">lindberg-config.xsd</text:a> no que diz respeito a tag <text:span text:style-name="T71">&lt;linp&gt; </text:span>para definição das configurações do LINP. Observe que a tag &lt;<text:span text:style-name="T71">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72">Importante:</text:span> qualquer tentativa de uso do componente LINP sem que este seja configurado e seu contexto, <text:span text:style-name="T71">LinpContext,</text:span> devidamente inicializado o framework lançará uma <text:span text:style-name="T71">IllegalStateContextException</text:span> com a mensagem descrita abaixo:</text:p>
      <text:p text:style-name="P36"/>
      <text:p text:style-name="P44"><text:span text:style-name="T74"><text:tab/><text:tab/></text:span><text:span text:style-name="T165">Linp Context is not active. Call loadConfiguration static method </text:span></text:p>
      <text:p text:style-name="P102"><text:tab/><text:tab/>in LinpContext to active it</text:p>
      <text:p text:style-name="P102"/>
      <text:p text:style-name="P44"><text:span text:style-name="T165"><text:tab/><text:tab/></text:span><text:span text:style-name="T74">Abaixo é descrito o mesmo XML de configuração apresentado quando abordamos as configurações de CORE só que agora adicionando as configurações do LINP usando um datasource configurado para acessar um banco </text:span><text:span text:style-name="T72">Oracle</text:span><text:span text:style-name="T74">, isso fará com que o CORE configure e inicialize devidamente de forma automática o </text:span><text:span text:style-name="T72">LinpContext.</text:span></text:p>
      <text:p text:style-name="P48"/>
      <text:p text:style-name="P75"><text:span text:style-name="T130">&lt;?</text:span><text:span text:style-name="T144">xml</text:span><text:span text:style-name="T72"> </text:span><text:span text:style-name="T153">version</text:span><text:span text:style-name="T72">=</text:span><text:span text:style-name="T97">"1.0"</text:span><text:span text:style-name="T72"> </text:span><text:span text:style-name="T153">encoding</text:span><text:span text:style-name="T72">=</text:span><text:span text:style-name="T97">"UTF-8"</text:span><text:span text:style-name="T130">?&gt;</text:span></text:p>
      <text:p text:style-name="P92"><text:span text:style-name="T124">&lt;</text:span><text:span text:style-name="T137">lindberg-configuration</text:span> <text:span text:style-name="T151">xmlns</text:span><text:span text:style-name="T13">=</text:span><text:span text:style-name="T96">"http://www.lindbergframework.org/schema"</text:span> <text:span text:style-name="T151">xmlns:xsi</text:span><text:span text:style-name="T13">=</text:span><text:span text:style-name="T96">"http://www.w3.org/2001/XMLSchema-instance"</text:span> <text:span text:style-name="T151">xsi:schemaLocation</text:span><text:span text:style-name="T13">=</text:span><text:span text:style-name="T96">"http://www.lindbergframework.org/schema lindberg-config.xsd "</text:span><text:span text:style-name="T124">&gt;</text:span></text:p>
      <text:p text:style-name="P92"/>
      <text:p text:style-name="P94"><text:span text:style-name="T124">&lt;</text:span><text:span text:style-name="T137">core</text:span><text:span text:style-name="T124">&gt;</text:span></text:p>
      <text:p text:style-name="P94"><text:span text:style-name="T13"><text:s text:c="3"/></text:span><text:span text:style-name="T124">&lt;</text:span><text:span text:style-name="T137">config-property</text:span> <text:span text:style-name="T151">name</text:span><text:span text:style-name="T13">=</text:span><text:span text:style-name="T96">"lindberg.core.di-basepackage"</text:span> <text:s/><text:tab/><text:tab/><text:tab/><text:tab/><text:tab/><text:tab/><text:tab/><text:tab/><text:span text:style-name="T151">value</text:span><text:span text:style-name="T13">=</text:span><text:span text:style-name="T96">"org.lindbergframework.exemplo.*"</text:span><text:span text:style-name="T124">/&gt;</text:span></text:p>
      <text:p text:style-name="P94"><text:span text:style-name="T13"><text:s text:c="3"/></text:span><text:span text:style-name="T124">&lt;</text:span><text:span text:style-name="T137">config-property</text:span> <text:span text:style-name="T151">name</text:span><text:span text:style-name="T13">=</text:span><text:span text:style-name="T96">"lindberg.core.beanfactory"</text:span> <text:s text:c="3"/><text:tab/><text:tab/><text:tab/> <text:s text:c="22"/><text:tab/><text:tab/><text:span text:style-name="T151">value</text:span><text:span text:style-name="T13">=</text:span><text:span text:style-name="T96">"org.lindbergframework.beans.di.context.AnnotationBeanFactory"</text:span><text:span text:style-name="T124">/&gt; </text:span></text:p>
      <text:p text:style-name="P94"><text:span text:style-name="T124">&lt;/</text:span><text:span text:style-name="T137">core</text:span><text:span text:style-name="T124">&gt;</text:span></text:p>
      <text:p text:style-name="P112"/>
      <text:p text:style-name="P92"><text:span text:style-name="T124">&lt;</text:span><text:span text:style-name="T137">linp</text:span><text:span text:style-name="T124">&gt;</text:span></text:p>
      <text:p text:style-name="P92"><text:span text:style-name="T13"><text:s text:c="3"/></text:span><text:span text:style-name="T131">&lt;</text:span><text:span text:style-name="T145">dataSource</text:span><text:span text:style-name="T131"> </text:span><text:span text:style-name="T154">class</text:span><text:span text:style-name="T65">=</text:span><text:span text:style-name="T96">"org.springframework.jdbc.datasource.DriverManagerDataSource"</text:span><text:span text:style-name="T131"> </text:span></text:p>
      <text:p text:style-name="P92"><text:tab/> <text:s text:c="8"/><text:span text:style-name="T151">driver</text:span><text:span text:style-name="T13">=</text:span><text:span text:style-name="T96">"oracle.jdbc.OracleDriver"</text:span> <text:span text:style-name="T151">driverPropertyName</text:span><text:span text:style-name="T13">=</text:span><text:span text:style-name="T96">"driverClassName"</text:span><text:span text:style-name="T124">&gt;</text:span></text:p>
      <text:p text:style-name="P92"><text:span text:style-name="T13"><text:s text:c="5"/></text:span><text:span text:style-name="T124">&lt;</text:span><text:span text:style-name="T137">property</text:span> <text:span text:style-name="T151">name</text:span><text:span text:style-name="T13">=</text:span><text:span text:style-name="T96">"url"</text:span> <text:span text:style-name="T151">value</text:span><text:span text:style-name="T13">=</text:span><text:span text:style-name="T96">"jdbc:oracle:thin:@localhost:1521:xe"</text:span><text:span text:style-name="T124">/&gt;</text:span></text:p>
      <text:p text:style-name="P92"><text:span text:style-name="T13"><text:s text:c="5"/></text:span><text:span text:style-name="T124">&lt;</text:span><text:span text:style-name="T137">property</text:span> <text:span text:style-name="T151">name</text:span><text:span text:style-name="T13">=</text:span><text:span text:style-name="T96">"username"</text:span> <text:span text:style-name="T151">value</text:span><text:span text:style-name="T13">=</text:span><text:span text:style-name="T96">"SYSTEM"</text:span> <text:span text:style-name="T124">/&gt;</text:span></text:p>
      <text:p text:style-name="P92"><text:span text:style-name="T13"><text:s text:c="5"/></text:span><text:span text:style-name="T124">&lt;</text:span><text:span text:style-name="T137">property</text:span> <text:span text:style-name="T151">name</text:span><text:span text:style-name="T13">=</text:span><text:span text:style-name="T96">"password"</text:span> <text:span text:style-name="T151">value</text:span><text:span text:style-name="T13">=</text:span><text:span text:style-name="T96">"admin"</text:span> <text:span text:style-name="T124">/&gt;</text:span></text:p>
      <text:p text:style-name="P92"><text:span text:style-name="T13"><text:s text:c="3"/></text:span><text:span text:style-name="T124">&lt;/</text:span><text:span text:style-name="T137">dataSource</text:span><text:span text:style-name="T124">&gt;</text:span></text:p>
      <text:p text:style-name="P72"><text:tab/><text:tab/></text:p>
      <text:p text:style-name="P92"><text:span text:style-name="T13"><text:s text:c="3"/></text:span><text:span text:style-name="T124">&lt;</text:span><text:span text:style-name="T137">config-properties</text:span><text:span text:style-name="T124">&gt;</text:span></text:p>
      <text:p text:style-name="P92"><text:span text:style-name="T124"><text:s text:c="5"/>&lt;</text:span><text:span text:style-name="T137">config-property</text:span><text:span text:style-name="T124"> </text:span><text:span text:style-name="T151">name</text:span><text:span text:style-name="T13">=</text:span><text:span text:style-name="T96">"lindberg.persistence.IntegerCursorType"</text:span><text:span text:style-name="T124"> <text:tab/><text:tab/><text:tab/><text:tab/> <text:s text:c="4"/><text:tab/> <text:s text:c="2"/></text:span><text:span text:style-name="T151">value</text:span><text:span text:style-name="T13">=</text:span><text:span text:style-name="T96">"#oracle.jdbc.OracleTypes.CURSOR"</text:span><text:span text:style-name="T124"> /&gt;</text:span></text:p>
      <text:p text:style-name="P92"><text:span text:style-name="T124"><text:s text:c="5"/>&lt;</text:span><text:span text:style-name="T137">config-property</text:span> <text:span text:style-name="T151">name</text:span><text:span text:style-name="T13">=</text:span><text:span text:style-name="T96">"lindberg.persistence.TransactionManager"</text:span> <text:s text:c="4"/><text:tab/> <text:s text:c="2"/><text:tab/><text:tab/><text:tab/> <text:s text:c="2"/><text:span text:style-name="T151">value</text:span><text:span text:style-name="T13">=</text:span><text:span text:style-name="T96">"org.lindbergframework.persistence.transaction.LinpSpringTransactionManager"</text:span><text:span text:style-name="T124">/&gt;</text:span></text:p>
      <text:p text:style-name="P92"><text:span text:style-name="T13"><text:s text:c="5"/></text:span><text:span text:style-name="T124">&lt;</text:span><text:span text:style-name="T137">config-property</text:span> <text:span text:style-name="T151">name</text:span><text:span text:style-name="T13">=</text:span><text:span text:style-name="T96">"lindberg.persistence.SqlCommandResolver"</text:span> <text:tab/><text:tab/><text:tab/><text:tab/> <text:s text:c="9"/><text:tab/> <text:s text:c="2"/><text:span text:style-name="T151">value</text:span><text:span text:style-name="T13">=</text:span><text:span text:style-name="T96">"org.lindbergframework.persistence.sql.ClassPathXmlSqlCommandResolver"</text:span><text:span text:style-name="T124">&gt;</text:span><text:span text:style-name="T13"><text:tab/><text:tab/><text:tab/></text:span><text:span text:style-name="T124">&lt;</text:span><text:span text:style-name="T137">property</text:span> <text:span text:style-name="T151">constructor-arg</text:span><text:span text:style-name="T13">=</text:span><text:span text:style-name="T96">"true"</text:span><text:span text:style-name="T124">&gt;</text:span></text:p>
      <text:p text:style-name="P92"><text:span text:style-name="T13"><text:tab/><text:tab/> <text:s text:c="2"/></text:span><text:span text:style-name="T124">&lt;</text:span><text:span text:style-name="T137">array</text:span><text:span text:style-name="T124">&gt;</text:span><text:span text:style-name="T13"> </text:span></text:p>
      <text:p text:style-name="P72"><text:s text:c="15"/><text:tab/><text:span text:style-name="T161">org/lindbergframework/repositorioSql</text:span><text:span text:style-name="T160">/queries.xml; <text:s/><text:tab/><text:tab/><text:tab/><text:tab/><text:tab/><text:tab/><text:tab/><text:tab/></text:span><text:span text:style-name="T161">org/lindbergframework/repositorioSql</text:span><text:span text:style-name="T160">/updates.xml</text:span></text:p>
      <text:p text:style-name="P92"><text:span text:style-name="T13"><text:tab/><text:tab/> <text:s text:c="2"/></text:span><text:span text:style-name="T124">&lt;/</text:span><text:span text:style-name="T137">array</text:span><text:span text:style-name="T124">&gt;</text:span></text:p>
      <text:p text:style-name="P92"><text:span text:style-name="T13"><text:tab/><text:tab/></text:span><text:span text:style-name="T124">&lt;/</text:span><text:span text:style-name="T137">property</text:span><text:span text:style-name="T124">&gt;</text:span></text:p>
      <text:p text:style-name="P92"><text:span text:style-name="T13"><text:tab/></text:span><text:span text:style-name="T124">&lt;/</text:span><text:span text:style-name="T137">config-property</text:span><text:span text:style-name="T124">&gt;</text:span></text:p>
      <text:p text:style-name="P92"><text:span text:style-name="T13"><text:s text:c="3"/></text:span><text:span text:style-name="T124">&lt;/</text:span><text:span text:style-name="T137">config-properties</text:span><text:span text:style-name="T124">&gt;</text:span></text:p>
      <text:p text:style-name="P92"/>
      <text:p text:style-name="P92"><text:span text:style-name="T124">&lt;/</text:span><text:span text:style-name="T137">linp</text:span><text:span text:style-name="T124">&gt;</text:span></text:p>
      <text:p text:style-name="P92"/>
      <text:p text:style-name="P92"><text:span text:style-name="T124">&lt;/</text:span><text:span text:style-name="T137">lindberg-configuration</text:span><text:span text:style-name="T124">&gt;</text:span></text:p>
      <text:p text:style-name="P114"/>
      <text:p text:style-name="P114"><text:tab/><text:span text:style-name="T31">O xml acima contém no mesmo arquivo tanto as configurações de CORE quanto, agora, as do componente </text:span><text:span text:style-name="T35">LINP. </text:span><text:span text:style-name="T31">As configurações do </text:span><text:span text:style-name="T35">CORE </text:span><text:span text:style-name="T31">não serão abordadas neste momento, visto que isto já foi feito na sessão dedicada ao </text:span><text:span text:style-name="T35">CORE</text:span><text:span text:style-name="T31"> no início deste documento. No que diz respeito ao </text:span><text:span text:style-name="T35">LINP </text:span><text:span text:style-name="T31">as </text:span><text:soft-page-break/><text:span text:style-name="T31">configurações são definidas a partir da tag </text:span><text:span text:style-name="T35">&lt;linp&gt;</text:span><text:span text:style-name="T31"> e estas defines as propriedades do datasource, para conexão com o banco de dados, o schema padrão a ser usado, o gerenciador de transações </text:span><text:span text:style-name="T35">(TransactionManager)</text:span><text:span text:style-name="T31">, a classe que trabalhará como camada intermediária entre a aplicação e o repositório de comandos sql </text:span><text:span text:style-name="T35">(SqlCommandResolver) </text:span><text:span text:style-name="T31">atendendo as requisições por comandos sql.</text:span></text:p>
      <text:p text:style-name="P37"><text:tab/></text:p>
      <text:p text:style-name="P37"><text:tab/>As configurações do LINP definidas no exemplo acima são detalhadas abaixo:</text:p>
      <text:p text:style-name="P37"/>
      <text:list xml:id="list34696082" text:style-name="L13">
        <text:list-item>
          <text:list>
            <text:list-header>
              <text:p text:style-name="P177"><text:span text:style-name="T32">* <text:s/>DataSource: </text:span><text:span text:style-name="T29">Tag &lt;</text:span><text:span text:style-name="T36">dataSource&gt;</text:span><text:span text:style-name="T29"> é específica, única e define as configurações de conexão com o banco de dados. No nosso exemplo usamos uma conexão com um banco local Oracle. Esta tag será <text:s text:c="2"/>abordada em detalhes mais a frente;</text:span></text:p>
              <text:p text:style-name="P178"/>
              <text:p text:style-name="P179"><text:span text:style-name="T182">* <text:s/></text:span><text:span text:style-name="T179">lindberg.persistence.IntegerCursorType</text:span><text:span text:style-name="T182">: </text:span><text:span text:style-name="T29">Tipo específico inteiro Sql para Cursores de banco. Para este o banco usado no exemplo, Oracle, temos um tipo sql específico para cursores de banco: </text:span><text:span text:style-name="T39">oracle.jdbc.OracleTypes.CURSOR. </text:span><text:span text:style-name="T37">Por ser uma constante, então esse valor é definido precedido pelo caracter</text:span><text:span text:style-name="T39"> </text:span><text:span text:style-name="T32">'#'</text:span><text:span text:style-name="T29">;</text:span></text:p>
            </text:list-header>
          </text:list>
        </text:list-item>
      </text:list>
      <text:p text:style-name="P142"/>
      <text:p text:style-name="P140"><text:span text:style-name="T182">* <text:s/></text:span><text:span text:style-name="T179">lindberg.persistence.TransactionManager: </text:span><text:span text:style-name="T184">Gerenciador de transações que será usado para transações de banco. Para este exemplo é usado a implementação padrão de </text:span><text:span text:style-name="T180">TransactionManager, </text:span><text:span text:style-name="T184"><text:s/></text:span><text:span text:style-name="T180">LinpSpringTransactionManager. </text:span><text:span text:style-name="T18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80">TransactionManager <text:s/></text:span><text:span text:style-name="T184">consistente;</text:span></text:p>
      <text:p text:style-name="P143"/>
      <text:p text:style-name="P140"><text:span text:style-name="T182">* <text:s/></text:span><text:span text:style-name="T179">lindberg.persistence.SqlCommandResolver: </text:span><text:span text:style-name="T184">Implementação de </text:span><text:span text:style-name="T180">SqlCommandResolver</text:span><text:span text:style-name="T18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80">classpath</text:span><text:span text:style-name="T184"> da aplicação, </text:span><text:span text:style-name="T180">ClassPathXmlSqlCommandResolver.</text:span><text:span text:style-name="T184"> Observe que esta propriedade de configuração define um parâmetro de construtor para o resolver que é um array de Strings. Esse parâmetro define o caminho onde estão os arquivos XML dentro do </text:span><text:span text:style-name="T180">classpath </text:span><text:span text:style-name="T184">contendo os comanos SQL que serão usados pela implementação de </text:span><text:span text:style-name="T180">SqlCommandResolver</text:span><text:span text:style-name="T184"> especificada. Neste caso isto foi definido dentro da tag da </text:span><text:span text:style-name="T180">&lt;config-property&gt;</text:span><text:span text:style-name="T184"> da propriedade de configuração do resolver no trecho a seguir:</text:span></text:p>
      <text:p text:style-name="P143"><text:tab/></text:p>
      <text:p text:style-name="P140"><text:span text:style-name="T184"><text:tab/></text:span><text:span text:style-name="T128">&lt;</text:span><text:span text:style-name="T141">property</text:span><text:span text:style-name="T185"> </text:span><text:span text:style-name="T157">constructor-arg</text:span><text:span text:style-name="T15">=</text:span><text:span text:style-name="T106">"true"</text:span><text:span text:style-name="T128">&gt;</text:span></text:p>
      <text:p text:style-name="P92"><text:span text:style-name="T13"><text:tab/><text:tab/> <text:s text:c="2"/></text:span><text:span text:style-name="T124">&lt;</text:span><text:span text:style-name="T137">array</text:span><text:span text:style-name="T124">&gt;</text:span><text:span text:style-name="T13"> </text:span></text:p>
      <text:p text:style-name="P72"><text:s text:c="15"/><text:tab/><text:span text:style-name="T161">org/lindbergframework/repositorioSql</text:span><text:span text:style-name="T160">/queries.xml; <text:s/><text:tab/><text:tab/><text:tab/><text:tab/><text:tab/><text:tab/><text:tab/><text:tab/></text:span><text:span text:style-name="T161">org/lindbergframework/repositorioSql</text:span><text:span text:style-name="T160">/updates.xml</text:span></text:p>
      <text:p text:style-name="P92"><text:span text:style-name="T13"><text:tab/><text:tab/> <text:s text:c="2"/></text:span><text:span text:style-name="T124">&lt;/</text:span><text:span text:style-name="T137">array</text:span><text:span text:style-name="T124">&gt;</text:span></text:p>
      <text:p text:style-name="P141"><text:span text:style-name="T31"><text:tab/></text:span><text:span text:style-name="T134">&lt;/</text:span><text:span text:style-name="T147">property</text:span><text:span text:style-name="T134">&gt;</text:span></text:p>
      <text:p text:style-name="P144"/>
      <text:p text:style-name="P141"><text:span text:style-name="T183">Observe que a </text:span><text:span text:style-name="T181">&lt;property&gt;</text:span><text:span text:style-name="T183"> acima tem o atributo </text:span><text:span text:style-name="T181">constructor-arg</text:span><text:span text:style-name="T183"> definido para </text:span><text:span text:style-name="T181">'true'</text:span><text:span text:style-name="T183"> indicando que é um parâmetro do construtor do resolver.</text:span></text:p>
      <text:p text:style-name="P143"/>
      <text:p text:style-name="P140"><text:span text:style-name="T184">O Schema para esse tipo de repositório de comandos usando XML, </text:span><text:span text:style-name="T180">linp-sqlMapping.xsd</text:span><text:span text:style-name="T184">, o formato do XML e os detalhes da definição de comandos sql em um repositório dessa natureza a partir desse resolver serão abordados mais a frente.</text:span></text:p>
      <text:p text:style-name="P37"/>
      <text:p text:style-name="P145">5.3.2.1 – A tag &lt;dataSource&gt;</text:p>
      <text:p text:style-name="P145"><text:soft-page-break/></text:p>
      <text:p text:style-name="P115"><text:span text:style-name="T31"><text:tab/> <text:tab/>A tag </text:span><text:span text:style-name="T35">dataSource</text:span><text:span text:style-name="T31"> é um sub-tag dentro da tag </text:span><text:span text:style-name="T35">linp</text:span><text:span text:style-name="T31">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15"><text:span text:style-name="T31"><text:tab/><text:tab/>Atributos da tag </text:span><text:span text:style-name="T38">dataSource</text:span><text:span text:style-name="T35">:</text:span></text:p>
      <text:p text:style-name="P50"/>
      <text:p text:style-name="P115"><text:span text:style-name="T35"><text:tab/><text:tab/>* </text:span><text:span text:style-name="T38">class:</text:span><text:span text:style-name="T35"> </text:span><text:span text:style-name="T31">Classe que é a implementação da interface </text:span><text:span text:style-name="T35">javax,sql,DataSource</text:span><text:span text:style-name="T31"> que deve ser usada;</text:span></text:p>
      <text:p text:style-name="P115"><text:span text:style-name="T31"><text:tab/><text:tab/>* </text:span><text:span text:style-name="T38">driver:</text:span><text:span text:style-name="T35"> </text:span><text:span text:style-name="T31">Drive a ser carregado do banco de dados utilizado;</text:span></text:p>
      <text:p text:style-name="P115"><text:span text:style-name="T31"><text:tab/><text:tab/>* </text:span><text:span text:style-name="T38">driverPropertyName:</text:span><text:span text:style-name="T35"> </text:span><text:span text:style-name="T31">Nome da propriedade onde será setado o driver na implementação do <text:tab/><text:tab/><text:tab/>datasource a ser usada. O valor padrão desse atributo é </text:span><text:span text:style-name="T38">'driver'</text:span><text:span text:style-name="T31">. Exemplo de uso desse atributo. <text:tab/><text:tab/>Digamos que a implementação de </text:span><text:span text:style-name="T35">DataSource</text:span><text:span text:style-name="T31"> a ser usada seja a </text:span><text:span text:style-name="T35">DriverManagerDataSource</text:span><text:span text:style-name="T31">, do <text:tab/><text:tab/>spring. Para esta implementação o driver é setado através do método </text:span><text:span text:style-name="T35">setDriverClassName, </text:span><text:span text:style-name="T31">então <text:tab/><text:tab/>esse atributo seria definido como </text:span><text:span text:style-name="T35">'driverClassName'.</text:span></text:p>
      <text:p text:style-name="P50"/>
      <text:p text:style-name="P116"><text:span text:style-name="T41"><text:tab/><text:tab/>Essa tag também aceita o uso da tag </text:span><text:span text:style-name="T35">property</text:span><text:span text:style-name="T41"> do mesmo modo que foi explicado e utilizado nos exemplos anteriores. Essa tag pode ser usada aqui de modo a definir propriedades a serem setadas na instancia da implementação de </text:span><text:span text:style-name="T35">dataSource </text:span><text:span text:style-name="T41">definida. Por exemplo, é comum quando se define um </text:span><text:span text:style-name="T35">DataSource, </text:span><text:span text:style-name="T41">configurar a url do banco, o driver, o usuário e a senha. Esses são alguns dos atributos que são comuns na definição e uso da maioria das implementações de </text:span><text:span text:style-name="T35">DataSoure</text:span><text:span text:style-name="T41">. Então o uso da tag </text:span><text:span text:style-name="T35">property</text:span><text:span text:style-name="T41"> aqui seria necessário para efetuar essas configurações.</text:span></text:p>
      <text:p text:style-name="P38"/>
      <text:p text:style-name="P116"><text:span text:style-name="T41"><text:tab/><text:tab/>Abaixo a tag </text:span><text:span text:style-name="T35">DataSource</text:span><text:span text:style-name="T41"> do exemplo anterior é detalhada:</text:span></text:p>
      <text:p text:style-name="P116"><text:span text:style-name="T41"><text:tab/><text:tab/></text:span><text:span text:style-name="T77">&lt;</text:span><text:span text:style-name="T149">linp</text:span><text:span text:style-name="T77">&gt;</text:span></text:p>
      <text:p text:style-name="P118"><text:span text:style-name="T58"><text:s text:c="18"/></text:span><text:span text:style-name="T123">&lt;</text:span><text:span text:style-name="T148">dataSource </text:span><text:span text:style-name="T123"><text:tab/> <text:s text:c="6"/><text:tab/><text:tab/><text:tab/><text:tab/><text:tab/><text:tab/><text:tab/><text:tab/><text:tab/><text:tab/><text:tab/><text:tab/> <text:s text:c="7"/></text:span><text:span text:style-name="T159">class</text:span><text:span text:style-name="T68">=</text:span><text:span text:style-name="T115">"org.springframework.jdbc.datasource.DriverManagerDataSource"</text:span><text:span text:style-name="T123"> </text:span></text:p>
      <text:p text:style-name="P100"><text:tab/> <text:s text:c="7"/><text:span text:style-name="T151">driver</text:span><text:span text:style-name="T13">=</text:span><text:span text:style-name="T96">"oracle.jdbc.OracleDriver"</text:span> <text:span text:style-name="T151">driverPropertyName</text:span><text:span text:style-name="T13">=</text:span><text:span text:style-name="T96">"driverClassName"</text:span><text:span text:style-name="T124">&gt;</text:span></text:p>
      <text:p text:style-name="P100"><text:span text:style-name="T13"><text:s text:c="5"/><text:tab/> <text:s text:c="5"/></text:span><text:span text:style-name="T124">&lt;</text:span><text:span text:style-name="T137">property</text:span> <text:span text:style-name="T151">name</text:span><text:span text:style-name="T13">=</text:span><text:span text:style-name="T96">"url"</text:span> <text:span text:style-name="T151">value</text:span><text:span text:style-name="T13">=</text:span><text:span text:style-name="T96">"jdbc:oracle:thin:@localhost:1521:xe"</text:span><text:span text:style-name="T124">/&gt;</text:span></text:p>
      <text:p text:style-name="P100"><text:span text:style-name="T13"><text:s text:c="11"/></text:span><text:span text:style-name="T124">&lt;</text:span><text:span text:style-name="T137">property</text:span> <text:span text:style-name="T151">name</text:span><text:span text:style-name="T13">=</text:span><text:span text:style-name="T96">"username"</text:span> <text:span text:style-name="T151">value</text:span><text:span text:style-name="T13">=</text:span><text:span text:style-name="T96">"SYSTEM"</text:span> <text:span text:style-name="T124">/&gt;</text:span></text:p>
      <text:p text:style-name="P100"><text:span text:style-name="T13"><text:s text:c="11"/></text:span><text:span text:style-name="T124">&lt;</text:span><text:span text:style-name="T137">property</text:span> <text:span text:style-name="T151">name</text:span><text:span text:style-name="T13">=</text:span><text:span text:style-name="T96">"password"</text:span> <text:span text:style-name="T151">value</text:span><text:span text:style-name="T13">=</text:span><text:span text:style-name="T96">"admin"</text:span> <text:span text:style-name="T124">/&gt;</text:span></text:p>
      <text:p text:style-name="P119"><text:span text:style-name="T58"><text:s text:c="2"/></text:span><text:span text:style-name="T27"><text:s text:c="7"/></text:span><text:span text:style-name="T84">&lt;/</text:span><text:span text:style-name="T143">dataSource</text:span><text:span text:style-name="T84">&gt;</text:span></text:p>
      <text:p text:style-name="P120"><text:s text:c="8"/>... </text:p>
      <text:p text:style-name="P146"><text:span text:style-name="T75"><text:s/><text:tab/><text:tab/> <text:s text:c="4"/></text:span><text:span text:style-name="T128">&lt;/</text:span><text:span text:style-name="T141">linp</text:span><text:span text:style-name="T128">&gt;</text:span></text:p>
      <text:p text:style-name="P147"/>
      <text:p text:style-name="P147"><text:tab/><text:tab/></text:p>
      <text:p text:style-name="P61"><text:tab/><text:tab/><text:span text:style-name="T11">O trecho de código acima define:</text:span></text:p>
      <text:p text:style-name="P61"><text:span text:style-name="T11"><text:tab/><text:tab/>* Um </text:span><text:span text:style-name="T7">dataSource</text:span><text:span text:style-name="T11"> onde a implementação a ser usada é a classe </text:span><text:span text:style-name="T7">DriverManagerDataSource</text:span><text:span text:style-name="T11"> do <text:tab/><text:tab/><text:tab/>spring;</text:span></text:p>
      <text:p text:style-name="P61"><text:span text:style-name="T11"><text:tab/><text:tab/>* O driver para um banco oracle a ser usado, </text:span><text:span text:style-name="T7">oracle.jdbc.OracleDriver;</text:span></text:p>
      <text:p text:style-name="P33"><text:tab/><text:tab/>* O nome da propriedade onde será setado o driver no dataSource, <text:span text:style-name="T71">driverClassName</text:span>;</text:p>
      <text:p text:style-name="P33"><text:tab/><text:tab/>* 3 propriedades que serão setada no dataSource quando este for criado:</text:p>
      <text:p text:style-name="P33"><text:tab/><text:tab/><text:tab/>1 – url: <text:span text:style-name="T71">jdbc:oracle:thin:@localhost:1521:xe</text:span></text:p>
      <text:p text:style-name="P33"><text:span text:style-name="T71"><text:tab/><text:tab/><text:tab/>2 – </text:span>username: <text:span text:style-name="T71">SYSTEM</text:span></text:p>
      <text:p text:style-name="P33"><text:span text:style-name="T71"><text:tab/><text:tab/><text:tab/></text:span>3 – <text:span text:style-name="T71">password: admin</text:span></text:p>
      <text:p text:style-name="P105"><text:tab/><text:tab/></text:p>
      <text:p text:style-name="P106"><text:span text:style-name="T77"><text:tab/><text:tab/></text:span><text:span text:style-name="T33">Importane: </text:span><text:span text:style-name="T31">Um detalhe importante é que dependendo da implementação do </text:span><text:span text:style-name="T41">dataSource</text:span><text:span text:style-name="T31"> a ser usada o </text:span><text:span text:style-name="T41">driver</text:span><text:span text:style-name="T31">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1">class</text:span><text:span text:style-name="T31">. Um exemplo de DataSource que recebe o </text:span><text:soft-page-break/><text:span text:style-name="T31">driver como um parâmetro do tipo </text:span><text:span text:style-name="T41">class</text:span><text:span text:style-name="T31"> diretamente é outra implementação do spring </text:span><text:span text:style-name="T42">org.springframework.jdbc.datasource.SimpleDriverDataSource. </text:span><text:span text:style-name="T34">Para estes casos basta usar o caráter “#” da mesma forma que nos outros casos apresentados de uso desse caráter especial.</text:span></text:p>
      <text:p text:style-name="P106"><text:span text:style-name="T34"><text:tab/><text:tab/>Caso usássemos essa outra implementação então a nova definição da tag ficaria como abaixo. Lembrando que essa implementação usa o nome padrão da propriedade do driver, </text:span><text:span text:style-name="T42">'driver',</text:span><text:span text:style-name="T34"> então o atributo </text:span><text:span text:style-name="T42">driverPropertyName</text:span><text:span text:style-name="T34"> não é necessário pois o valor padrão, como foi dito, já é </text:span><text:span text:style-name="T42">'driver'. </text:span><text:span text:style-name="T34">Então a tag ficaria da seguitne forma:</text:span></text:p>
      <text:p text:style-name="P41"/>
      <text:p text:style-name="P106"><text:span text:style-name="T34"><text:tab/><text:tab/></text:span><text:span text:style-name="T135">&lt;</text:span><text:span text:style-name="T150">linp</text:span><text:span text:style-name="T135">&gt;</text:span></text:p>
      <text:p text:style-name="P99"><text:span text:style-name="T45"><text:s text:c="18"/></text:span><text:span text:style-name="T136">&lt;</text:span><text:span text:style-name="T148">dataSource </text:span><text:span text:style-name="T136"><text:tab/> <text:s text:c="6"/><text:tab/><text:tab/><text:tab/><text:tab/><text:tab/><text:tab/><text:tab/><text:tab/><text:tab/><text:tab/><text:tab/><text:tab/> <text:s text:c="7"/></text:span><text:span text:style-name="T159">class</text:span><text:span text:style-name="T68">=</text:span><text:span text:style-name="T115">"org.springframework.jdbc.datasource.SimpleDriverDataSource"</text:span> </text:p>
      <text:p text:style-name="P100"><text:tab/> <text:s text:c="7"/><text:span text:style-name="T151">driver</text:span><text:span text:style-name="T13">=</text:span><text:span text:style-name="T96">"#oracle.jdbc.OracleDriver"</text:span><text:span text:style-name="T124">&gt;</text:span></text:p>
      <text:p text:style-name="P100"><text:span text:style-name="T13"><text:s text:c="5"/><text:tab/> <text:s text:c="5"/></text:span><text:span text:style-name="T124">&lt;</text:span><text:span text:style-name="T137">property</text:span> <text:span text:style-name="T151">name</text:span><text:span text:style-name="T13">=</text:span><text:span text:style-name="T96">"url"</text:span> <text:span text:style-name="T151">value</text:span><text:span text:style-name="T13">=</text:span><text:span text:style-name="T96">"jdbc:oracle:thin:@localhost:1521:xe"</text:span><text:span text:style-name="T124">/&gt;</text:span></text:p>
      <text:p text:style-name="P100"><text:span text:style-name="T13"><text:s text:c="11"/></text:span><text:span text:style-name="T124">&lt;</text:span><text:span text:style-name="T137">property</text:span> <text:span text:style-name="T151">name</text:span><text:span text:style-name="T13">=</text:span><text:span text:style-name="T96">"username"</text:span> <text:span text:style-name="T151">value</text:span><text:span text:style-name="T13">=</text:span><text:span text:style-name="T96">"SYSTEM"</text:span> <text:span text:style-name="T124">/&gt;</text:span></text:p>
      <text:p text:style-name="P100"><text:span text:style-name="T13"><text:s text:c="11"/></text:span><text:span text:style-name="T124">&lt;</text:span><text:span text:style-name="T137">property</text:span> <text:span text:style-name="T151">name</text:span><text:span text:style-name="T13">=</text:span><text:span text:style-name="T96">"password"</text:span> <text:span text:style-name="T151">value</text:span><text:span text:style-name="T13">=</text:span><text:span text:style-name="T96">"admin"</text:span> <text:span text:style-name="T124">/&gt;</text:span></text:p>
      <text:p text:style-name="P119"><text:span text:style-name="T58"><text:s text:c="2"/></text:span><text:span text:style-name="T27"><text:s text:c="7"/></text:span><text:span text:style-name="T84">&lt;/</text:span><text:span text:style-name="T143">dataSource</text:span><text:span text:style-name="T84">&gt;</text:span></text:p>
      <text:p text:style-name="P120"><text:s text:c="8"/>... </text:p>
      <text:p text:style-name="P106"><text:span text:style-name="T34"><text:s/><text:tab/><text:tab/> </text:span><text:span text:style-name="T135">&lt;/</text:span><text:span text:style-name="T150">linp</text:span><text:span text:style-name="T135">&gt;</text:span></text:p>
      <text:p text:style-name="P117"/>
      <text:p text:style-name="P117"/>
      <text:p text:style-name="P106"><text:span text:style-name="T135"><text:tab/><text:tab/></text:span><text:span text:style-name="T55">5.4 – Repositório de comandos SQL – Mais Detalhes</text:span></text:p>
      <text:p text:style-name="P62"/>
      <text:p text:style-name="P105"><text:span text:style-name="T34"><text:tab/><text:tab/>Como já foi falado no momento em que foi abordado a configuração do </text:span><text:span text:style-name="T42">linp</text:span><text:span text:style-name="T34">, o componente trabalha com o conceito de repositório de comandos sql. O repositório de comandos sql é o local onde são encontrados os comandos e as definições necessárias para uma chamada sql, seja ela um </text:span><text:span text:style-name="T42">select,</text:span><text:span text:style-name="T34"> </text:span><text:span text:style-name="T42">update, delete, </text:span><text:span text:style-name="T34">uma chamada a uma </text:span><text:span text:style-name="T42">stored procedure</text:span><text:span text:style-name="T34">, uma </text:span><text:span text:style-name="T42">stored function</text:span><text:span text:style-name="T34">, etc... O componente se comunica com o repositório e obtém essas definições a partir da interface </text:span><text:span text:style-name="T42">SqlCommandResolver, </text:span><text:span text:style-name="T3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2">linp</text:span><text:span text:style-name="T34"> funciona baseado em interfaces então a implementação a ser usada para o </text:span><text:span text:style-name="T42">SqlCommandResolver</text:span><text:span text:style-name="T34"> quem define é você. Essa implementação é quem será responsável por intermediar toda a comunicação entre o componente e o repositório de comandos sql.</text:span></text:p>
      <text:p text:style-name="P34"><text:tab/></text:p>
      <text:p text:style-name="P106"><text:span text:style-name="T31"><text:tab/><text:tab/>A implementação a ser usada de SqlCommandResolver é definida no arquivo de configuração do framework na parte de configuração do </text:span><text:span text:style-name="T41">linp</text:span><text:span text:style-name="T31">. Considerando que esteja usando a configuração padrão via XML do framework, então isto seria uma propriedade de configuração do componente – </text:span><text:span text:style-name="T42">lindberg.persistence.SqlCommandResolver.</text:span></text:p>
      <text:p text:style-name="P52"/>
      <text:p text:style-name="P106"><text:span text:style-name="T42"><text:tab/><text:tab/>O</text:span><text:span text:style-name="T31"> </text:span><text:span text:style-name="T41">linp</text:span><text:span text:style-name="T31"> já fornece uma implementação padrão de </text:span><text:span text:style-name="T41">SqlCommandResolver</text:span><text:span text:style-name="T31"> que trabalha com um repositório de comandos sql em arquivos XML baseado em um schema padrão do lindbergframework para 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tab/><text:tab/>Abaixo é ilustrado como funciona <text:s/>essa intermediação:</text:p>
      <text:p text:style-name="P105"><draw:frame draw:style-name="fr2" draw:name="figura4" text:anchor-type="paragraph" svg:width="19.05cm" svg:height="11.396cm" draw:z-index="3"><draw:image xlink:href="Pictures/10000000000002D00000016F5D226DFA.jpg" xlink:type="simple" xlink:show="embed" xlink:actuate="onLoad"/></draw:frame></text:p>
      <text:p text:style-name="P105"><text:tab/><text:tab/><text:span text:style-name="T55">5.5 – Usando o LINP na prática nos DAO´s</text:span></text:p>
      <text:p text:style-name="P105"><text:span text:style-name="T55"/></text:p>
      <text:p text:style-name="P105"><text:span text:style-name="T55"><text:tab/><text:tab/></text:span><text:span text:style-name="T34">O Linp fornece uma interface que define um </text:span><text:span text:style-name="T42">template </text:span><text:span text:style-name="T34"><text:s/>que é uma classe que deve fornecer todos os serviços de persistência que o componente provê, como: </text:span><text:span text:style-name="T42">selects</text:span><text:span text:style-name="T34">, </text:span><text:span text:style-name="T42">updates</text:span><text:span text:style-name="T34">, chamadas a </text:span><text:span text:style-name="T42">procedures</text:span><text:span text:style-name="T34"> e </text:span><text:span text:style-name="T42">functions</text:span><text:span text:style-name="T34">, população de objetos retornados por consultas e parâmetros de saída de </text:span><text:span text:style-name="T42">procedures</text:span><text:span text:style-name="T34"> e resultados de </text:span><text:span text:style-name="T42">functions</text:span><text:span text:style-name="T34">, etc... A interface que define um template é: </text:span></text:p>
      <text:p text:style-name="P182"><text:span text:style-name="T42"/></text:p>
      <text:p text:style-name="P182"><text:span text:style-name="T42"><text:tab/><text:tab/>org.lindbergframework.persistence.PersistenceTemplate</text:span></text:p>
      <text:p text:style-name="P182"><text:span text:style-name="T42"/></text:p>
      <text:p text:style-name="P182"><text:span text:style-name="T42"><text:tab/><text:tab/></text:span><text:span text:style-name="T31">Essa interface fornece métodos para execução de comandos sql diretamente ou acessando o repositório de comandos sql, fornece também a obtenção de uma instancia direta de </text:span><text:span text:style-name="T41">Connection, </text:span><text:span text:style-name="T31">do </text:span><text:span text:style-name="T41">DataSource </text:span><text:span text:style-name="T31">definido, do </text:span><text:span text:style-name="T41">SqlCommandResolver </text:span><text:span text:style-name="T31">definido, entre outros serviços.</text:span></text:p>
      <text:p text:style-name="P182"><text:span text:style-name="T31"/></text:p>
      <text:p text:style-name="P182"><text:span text:style-name="T31"><text:tab/><text:tab/>A plicação não precisa se preocupar na criação, obtenção e configuração direta da instancia do template. Isso fica a cargo do framework.</text:span></text:p>
      <text:p text:style-name="P182"><text:span text:style-name="T31"/></text:p>
      <text:p text:style-name="P183"><text:span text:style-name="T31"><text:tab/><text:tab/>Os DAO´s trabalharão fazendo uso de uma instância do </text:span><text:span text:style-name="T35">template. </text:span><text:span text:style-name="T31">Para tal o DAO deve estender a classe </text:span><text:span text:style-name="T38">org.lindbergframework.persistence.dao.LinpDAO</text:span><text:span text:style-name="T31"> que já fornece o método </text:span><text:span text:style-name="T38">getPersistTemplate()</text:span><text:span text:style-name="T69"> </text:span><text:span text:style-name="T31">para a obtenção de uma instância da implementação padrão do </text:span><text:span text:style-name="T35">template </text:span><text:span text:style-name="T31">já configurada e pronta para ser usada. A implementação padrão que o framework provê é:</text:span></text:p>
      <text:p text:style-name="P182"><text:span text:style-name="T42"><text:tab/><text:tab/>org.lindbergframework.persistence.impl.LinpTemplate</text:span></text:p>
      <text:p text:style-name="P182"><text:soft-page-break/><text:span text:style-name="T31"><text:tab/><text:tab/>O </text:span><text:span text:style-name="T41">template</text:span><text:span text:style-name="T31"> retornado pelo </text:span><text:span text:style-name="T42">LinpDAO</text:span><text:span text:style-name="T34"> </text:span><text:span text:style-name="T31">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LinpConfiguration você estiver usando.</text:span></text:p>
      <text:p text:style-name="P182"><text:span text:style-name="T31"/></text:p>
      <text:p text:style-name="P182"><text:span text:style-name="T31"><text:tab/><text:tab/></text:span><text:span text:style-name="T56">5.6 – População de Beans Multi-Nível antes de entrar nos DAO´s na prática</text:span></text:p>
      <text:p text:style-name="P182"><text:span text:style-name="T56"/></text:p>
      <text:p text:style-name="P182"><text:span text:style-name="T56"><text:tab/><text:tab/></text:span><text:span text:style-name="T31">A forma tradicional de se popular uma lista de objetos a partir de uma query ou como resultado de <text:s/>parâmetros de saída de uma chamada a uma </text:span><text:span text:style-name="T41">sotred procedure </text:span><text:span text:style-name="T31">ou function é percorrendo um </text:span><text:span text:style-name="T41">ResultSet</text:span><text:span text:style-name="T31">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182"><text:span text:style-name="T31"/></text:p>
      <text:p text:style-name="P182"><text:span text:style-name="T31"><text:tab/><text:tab/>Para ilustrar isso imagine a seguinte linha retornada de uma query:</text:span></text:p>
      <text:p text:style-name="P182"><text:span text:style-name="T31"/></text:p>
      <text:p text:style-name="P184"><text:span text:style-name="T45"><text:tab/><text:tab/></text:span><text:span text:style-name="T47">Nome <text:s text:c="11"/></text:span><text:span text:style-name="T45"><text:s text:c="2"/></text:span><text:span text:style-name="T47">CPF <text:s text:c="14"/></text:span><text:span text:style-name="T45"><text:s text:c="2"/></text:span><text:span text:style-name="T47">Bairro </text:span><text:span text:style-name="T45"><text:s text:c="2"/></text:span><text:span text:style-name="T47">Rua <text:s text:c="20"/></text:span><text:span text:style-name="T45"><text:s/></text:span><text:span text:style-name="T47">Numero</text:span><text:span text:style-name="T45"> </text:span><text:span text:style-name="T47">CEP <text:s text:c="8"/></text:span></text:p>
      <text:p text:style-name="P184"><text:span text:style-name="T47"/></text:p>
      <text:p text:style-name="P184"><text:span text:style-name="T45"><text:tab/><text:tab/>João Da Silva <text:s/>111111111-11 <text:s/>Farol <text:s text:c="3"/>Maria das Graças 102 <text:s text:c="7"/>98765-321</text:span></text:p>
      <text:p text:style-name="P184"><text:span text:style-name="T45"/></text:p>
      <text:p text:style-name="P185"><text:span text:style-name="T4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span></text:p>
      <text:p text:style-name="P185"><text:span text:style-name="T45"/></text:p>
      <text:p text:style-name="P185"><draw:frame draw:style-name="fr1" draw:name="figura5" text:anchor-type="paragraph" svg:x="0.524cm" svg:y="1.326cm" svg:width="18.309cm" svg:height="3.731cm" draw:z-index="4"><draw:image xlink:href="Pictures/10000000000002B40000008D10718A7E.jpg" xlink:type="simple" xlink:show="embed" xlink:actuate="onLoad"/></draw:frame><text:span text:style-name="T45"><text:tab/><text:tab/>Imagine então que nós tivéssemos o simples modelo apresentado no diagrama de classes abaixo e que nós tivéssemos que popular esses dados em objetos do tipo Pessoa.</text:span></text:p>
      <text:p text:style-name="P185"><text:span text:style-name="T45"/></text:p>
      <text:p text:style-name="P185"><text:span text:style-name="T4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span></text:p>
      <text:p text:style-name="P185"><text:span text:style-name="T45"/></text:p>
      <text:p text:style-name="P185"><text:span text:style-name="T45"><text:tab/><text:tab/>O </text:span><text:span text:style-name="T58">linp</text:span><text:span text:style-name="T45"> fornece uma interface que define um populador de beans que é:</text:span></text:p>
      <text:p text:style-name="P185"><text:span text:style-name="T45"/></text:p>
      <text:p text:style-name="P185"><text:span text:style-name="T28"><text:tab/><text:tab/> <text:s text:c="5"/>org.lindbergframework.persistence.beans.BeanPopulator</text:span></text:p>
      <text:p text:style-name="P185"><text:span text:style-name="T28"><text:tab/></text:span></text:p>
      <text:p text:style-name="P185"><text:span text:style-name="T28"><text:tab/><text:tab/></text:span><text:span text:style-name="T45">O </text:span><text:span text:style-name="T58">linp</text:span><text:span text:style-name="T45"> já provê também uma implementação padrão dessa interface e que implementa o conceito de população multi-nível:</text:span></text:p>
      <text:p text:style-name="P185"><text:span text:style-name="T45"/></text:p>
      <text:p text:style-name="P185"><text:span text:style-name="T28"><text:s text:c="17"/>org.lindbergframework.persistence.beans.MultLevelsBeanPopul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8-25T15:23:42.28</dc:date>
    <meta:editing-duration>PT369H56M22S</meta:editing-duration>
    <meta:editing-cycles>399</meta:editing-cycles>
    <meta:generator>BrOffice.org/3.2$Win32 OpenOffice.org_project/320m18$Build-9502</meta:generator>
    <meta:document-statistic meta:table-count="0" meta:image-count="5" meta:object-count="0" meta:page-count="34" meta:paragraph-count="583" meta:word-count="10832" meta:character-count="78675"/>
  </office:meta>
</office:document-meta>
</file>